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305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7.897cm"/>
    </style:style>
    <style:style style:family="table-column" style:name="co4">
      <style:table-column-properties fo:break-before="auto" style:column-width="0.718cm"/>
    </style:style>
    <style:style style:family="table-column" style:name="co5">
      <style:table-column-properties fo:break-before="auto" style:column-width="1.697cm"/>
    </style:style>
    <style:style style:family="table-column" style:name="co6">
      <style:table-column-properties fo:break-before="auto" style:column-width="2.175cm"/>
    </style:style>
    <style:style style:family="table-column" style:name="co7">
      <style:table-column-properties fo:break-before="auto" style:column-width="1.739cm"/>
    </style:style>
    <style:style style:family="table-column" style:name="co8">
      <style:table-column-properties fo:break-before="auto" style:column-width="1.783cm"/>
    </style:style>
    <style:style style:family="table-column" style:name="co9">
      <style:table-column-properties fo:break-before="auto" style:column-width="1cm"/>
    </style:style>
    <style:style style:family="table-column" style:name="co10">
      <style:table-column-properties fo:break-before="auto" style:column-width="3.634cm"/>
    </style:style>
    <style:style style:family="table-column" style:name="co11">
      <style:table-column-properties fo:break-before="auto" style:column-width="0.979cm"/>
    </style:style>
    <style:style style:family="table-column" style:name="co12">
      <style:table-column-properties fo:break-before="auto" style:column-width="1.196cm"/>
    </style:style>
    <style:style style:family="table-column" style:name="co13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8cm"/>
    </style:style>
    <style:style style:family="table-row" style:name="ro2">
      <style:table-row-properties fo:break-before="auto" style:use-optimal-row-height="false" style:row-height="1.349cm"/>
    </style:style>
    <style:style style:family="table-row" style:name="ro3">
      <style:table-row-properties fo:break-before="auto" style:use-optimal-row-height="false" style:row-height="0.82cm"/>
    </style:style>
    <style:style style:family="table-row" style:name="ro4">
      <style:table-row-properties fo:break-before="auto" style:use-optimal-row-height="false" style:row-height="0.609cm"/>
    </style:style>
    <style:style style:family="table-row" style:name="ro5">
      <style:table-row-properties fo:break-before="auto" style:use-optimal-row-height="false" style:row-height="1.429cm"/>
    </style:style>
    <style:style style:family="table-row" style:name="ro6">
      <style:table-row-properties fo:break-before="auto" style:use-optimal-row-height="false" style:row-height="0.466cm"/>
    </style:style>
    <style:style style:family="table-row" style:name="ro7">
      <style:table-row-properties fo:break-before="auto" style:use-optimal-row-height="false" style:row-height="1.508cm"/>
    </style:style>
    <style:style style:family="table-row" style:name="ro8">
      <style:table-row-properties fo:break-before="auto" style:use-optimal-row-height="false" style:row-height="0.45cm"/>
    </style:style>
    <style:style style:family="table-row" style:name="ro9">
      <style:table-row-properties fo:break-before="auto" style:use-optimal-row-height="false" style:row-height="0.476cm"/>
    </style:style>
    <style:style style:family="table-row" style:name="ro10">
      <style:table-row-properties fo:break-before="auto" style:use-optimal-row-height="false" style:row-height="0.423cm"/>
    </style:style>
    <style:style style:family="table-row" style:name="ro11">
      <style:table-row-properties fo:break-before="auto" style:use-optimal-row-height="false" style:row-height="1.884cm"/>
    </style:style>
    <style:style style:family="table-row" style:name="ro12">
      <style:table-row-properties fo:break-before="auto" style:use-optimal-row-height="false" style:row-height="1.778cm"/>
    </style:style>
    <style:style style:family="table-row" style:name="ro13">
      <style:table-row-properties fo:break-before="auto" style:use-optimal-row-height="false" style:row-height="1.99cm"/>
    </style:style>
    <style:style style:family="table-row" style:name="ro14">
      <style:table-row-properties fo:break-before="auto" style:use-optimal-row-height="false" style:row-height="2.096cm"/>
    </style:style>
    <style:style style:family="table-row" style:name="ro15">
      <style:table-row-properties fo:break-before="auto" style:use-optimal-row-height="false" style:row-height="2.117cm"/>
    </style:style>
    <style:style style:family="table-row" style:name="ro16">
      <style:table-row-properties fo:break-before="auto" style:use-optimal-row-height="false" style:row-height="2.011cm"/>
    </style:style>
    <style:style style:family="table-row" style:name="ro17">
      <style:table-row-properties fo:break-before="auto" style:use-optimal-row-height="false" style:row-height="2.223cm"/>
    </style:style>
    <style:style style:family="table-row" style:name="ro18">
      <style:table-row-properties fo:break-before="auto" style:use-optimal-row-height="false" style:row-height="2.328cm"/>
    </style:style>
    <style:style style:family="table-row" style:name="ro19">
      <style:table-row-properties fo:break-before="auto" style:use-optimal-row-height="false" style:row-height="2.35cm"/>
    </style:style>
    <style:style style:family="table-row" style:name="ro20">
      <style:table-row-properties fo:break-before="auto" style:use-optimal-row-height="false" style:row-height="2.244cm"/>
    </style:style>
    <style:style style:family="table-row" style:name="ro21">
      <style:table-row-properties fo:break-before="auto" style:use-optimal-row-height="false" style:row-height="0.487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2.49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2.49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2.49pt solid #000000" style:diagonal-bl-tr="none" style:text-align-source="fix" style:direction="ltr" fo:border-top="none" style:repeat-content="false" fo:background-color="transparent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1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fo:padding="0.071cm" fo:border-left="none" fo:border-top="2.49pt solid #000000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2">
      <style:table-cell-properties fo:padding="0.071cm" style:diagonal-bl-tr="none" style:rotation-align="none" fo:border="none" style:diagonal-tl-br="none"/>
    </style:style>
    <style:style style:family="table-cell" style:parent-style-name="Default" style:name="ce10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0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10"/>
        <table:table-column table:style-name="co2" table:default-cell-style-name="ce21"/>
        <table:table-column table:style-name="co3" table:default-cell-style-name="ce32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 table:number-columns-repeated="2"/>
        <table:table-column table:style-name="co8" table:default-cell-style-name="ce1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90" table:number-columns-repeated="2"/>
        <table:table-column table:style-name="co8" table:default-cell-style-name="ce70"/>
        <table:table-column table:style-name="co13" table:default-cell-style-name="Default" table:number-columns-repeated="1008"/>
        <table:table-row table:style-name="ro1">
          <table:table-cell ns41:value-type="string" table:style-name="TL Title" office:value-type="string">
            <text:p>Overzicht van het aantal blinden en doofstommen, ingedeeld naar het geslacht en het beroep</text:p>
          </table:table-cell>
          <table:table-cell table:style-name="ce11"/>
          <table:table-cell table:style-name="ce22"/>
          <table:table-cell table:style-name="ce33" table:number-columns-repeated="7"/>
          <table:table-cell table:style-name="ce60" table:number-columns-repeated="3"/>
          <table:table-cell table:style-name="ce8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2"/>
          <table:table-cell table:style-name="ce12"/>
          <table:table-cell table:style-name="ce23"/>
          <table:table-cell table:style-name="ce2" table:number-columns-repeated="7"/>
          <table:table-cell table:style-name="ce61" table:number-columns-repeated="3"/>
          <table:table-cell table:style-name="ce83" table:number-columns-repeated="2"/>
          <table:table-cell table:style-name="ce61"/>
          <table:table-cell table:number-columns-repeated="1008"/>
        </table:table-row>
        <table:table-row table:style-name="ro2">
          <table:table-cell ns41:value-type="string" table:number-rows-spanned="2" table:style-name="TL RowProperty" table:number-columns-spanned="1" office:value-type="string">
            <text:p>Klasse</text:p>
          </table:table-cell>
          <table:table-cell ns41:value-type="string" table:number-rows-spanned="2" table:style-name="TL RowProperty" table:number-columns-spanned="2" office:value-type="string">
            <text:p>Beroepen</text:p>
          </table:table-cell>
          <table:covered-table-cell table:style-name="ce24"/>
          <table:table-cell table:style-name="ce34"/>
          <table:table-cell ns41:value-type="string" table:number-rows-spanned="1" table:style-name="TL ColHeader" table:number-columns-spanned="3" office:value-type="string">
            <text:p>BLINDEN </text:p>
          </table:table-cell>
          <table:covered-table-cell table:style-name="ce45"/>
          <table:covered-table-cell table:style-name="ce50"/>
          <table:table-cell ns41:value-type="string" table:number-rows-spanned="1" table:style-name="TL ColHeader" table:number-columns-spanned="3" office:value-type="string">
            <text:p>DOOFSTOMMEN</text:p>
          </table:table-cell>
          <table:covered-table-cell table:style-name="ce45"/>
          <table:covered-table-cell table:style-name="ce50"/>
          <table:table-cell ns41:value-type="string" table:number-rows-spanned="2" table:style-name="ce62" table:number-columns-spanned="1" office:value-type="string">
            <text:p>Telling</text:p>
          </table:table-cell>
          <table:table-cell ns41:value-type="string" table:number-rows-spanned="2" table:style-name="ce71" table:number-columns-spanned="1" office:value-type="string">
            <text:p>Tabel</text:p>
          </table:table-cell>
          <table:table-cell ns41:value-type="string" table:number-rows-spanned="2" table:style-name="ce77" table:number-columns-spanned="1" office:value-type="string">
            <text:p>Pagina links</text:p>
          </table:table-cell>
          <table:table-cell ns41:value-type="string" table:number-rows-spanned="2" table:style-name="ce84" table:number-columns-spanned="1" office:value-type="string">
            <text:p>Pagina rechts</text:p>
          </table:table-cell>
          <table:table-cell ns41:value-type="string" table:number-rows-spanned="2" table:style-name="ce71" table:number-columns-spanned="1" office:value-type="string">
            <text:p>Provincie</text:p>
          </table:table-cell>
          <table:table-cell ns41:value-type="string" table:number-rows-spanned="2" table:style-name="ce93" table:number-columns-spanned="1" office:value-type="string">
            <text:p>Image nr</text:p>
          </table:table-cell>
          <table:table-cell table:number-columns-repeated="1008"/>
        </table:table-row>
        <table:table-row table:style-name="ro3">
          <table:covered-table-cell table:style-name="ce4"/>
          <table:covered-table-cell table:style-name="ce14"/>
          <table:covered-table-cell table:style-name="ce25"/>
          <table:table-cell table:style-name="ce34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T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T.</text:p>
          </table:table-cell>
          <table:covered-table-cell table:style-name="ce63"/>
          <table:covered-table-cell table:style-name="ce72"/>
          <table:covered-table-cell table:style-name="ce78"/>
          <table:covered-table-cell table:style-name="ce85"/>
          <table:covered-table-cell table:style-name="ce72"/>
          <table:covered-table-cell table:style-name="ce94"/>
          <table:table-cell table:number-columns-repeated="1008"/>
        </table:table-row>
        <table:table-row table:style-name="ro4">
          <table:table-cell table:style-name="ce5" table:number-columns-repeated="2"/>
          <table:table-cell table:style-name="ce18"/>
          <table:table-cell table:style-name="ce16" table:number-columns-repeated="7"/>
          <table:table-cell table:style-name="ce64" table:number-columns-repeated="3"/>
          <table:table-cell table:style-name="ce86"/>
          <table:table-cell table:style-name="ce91"/>
          <table:table-cell table:style-name="ce64"/>
          <table:table-cell table:number-columns-repeated="1008"/>
        </table:table-row>
        <table:table-row table:style-name="ro5">
          <table:table-cell ns41:value-type="string" table:number-rows-spanned="7" table:style-name="TL RowHeader" table:number-columns-spanned="1" office:value-type="string">
            <text:p>Klasse I</text:p>
          </table:table-cell>
          <table:table-cell table:style-name="TL RowHeader"/>
          <table:table-cell table:style-name="TL RowHeader"/>
          <table:table-cell/>
          <table:table-cell table:style-name="TL Data"/>
          <table:table-cell table:style-name="TL Data"/>
          <table:table-cell table:formula="of:=[.E6]+[.F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H6]+[.I6]" ns41:value-type="float" table:style-name="TL Data" office:value-type="float" office:value="0">
            <text:p>0</text:p>
          </table:table-cell>
          <table:table-cell ns41:value-type="string" table:style-name="ce65" office:value-type="string">
            <text:p>BT</text:p>
          </table:table-cell>
          <table:table-cell ns41:value-type="string" table:style-name="ce73" office:value-type="string">
            <text:p>BT_1909_01_T1</text:p>
          </table:table-cell>
          <table:table-cell ns41:value-type="float" table:style-name="ce73" office:value="920" office:value-type="float">
            <text:p>920</text:p>
          </table:table-cell>
          <table:table-cell table:style-name="ce73" table:number-columns-repeated="2"/>
          <table:table-cell ns41:value-type="float" table:style-name="ce95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Grintwerker</text:p>
          </table:table-cell>
          <table:table-cell/>
          <table:table-cell table:style-name="TL Data"/>
          <table:table-cell table:style-name="TL Data"/>
          <table:table-cell table:formula="of:=[.E7]+[.F7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7]+[.I7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Fabr. Van steen</text:p>
          </table:table-cell>
          <table:table-cell/>
          <table:table-cell table:style-name="TL Data"/>
          <table:table-cell table:style-name="TL Data"/>
          <table:table-cell table:formula="of:=[.E8]+[.F8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8]+[.I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Fabr. Van dakpann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9]+[.F9]" ns41:value-type="float" table:style-name="TL Data" office:value-type="float" office:value="1">
            <text:p>1</text:p>
          </table:table-cell>
          <table:table-cell table:style-name="TL Data"/>
          <table:table-cell table:style-name="TL Data"/>
          <table:table-cell table:formula="of:=[.H9]+[.I9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d.</text:p>
          </table:table-cell>
          <table:table-cell ns41:value-type="string" table:style-name="TL RowHeader" office:value-type="string">
            <text:p>Fabr. Van porselein</text:p>
          </table:table-cell>
          <table:table-cell/>
          <table:table-cell table:style-name="TL Data"/>
          <table:table-cell table:style-name="TL Data"/>
          <table:table-cell table:formula="of:=[.E10]+[.F10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0]+[.I10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e.</text:p>
          </table:table-cell>
          <table:table-cell ns41:value-type="string" table:style-name="TL RowHeader" office:value-type="string">
            <text:p>Fabr. Van glas en spiegel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1]+[.F11]" ns41:value-type="float" table:style-name="TL Data" office:value-type="float" office:value="1">
            <office:annotation draw:style-name="gr1" svg:height="2.14cm" draw:caption-point-y="0.517cm" svg:width="3.983cm" svg:x="12.226cm" draw:caption-point-x="3.84cm" svg:y="6.57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ns41:value-type="float" table:style-name="TL Data" office:value="3" office:value-type="float">
            <office:annotation draw:style-name="gr1" svg:height="2.14cm" draw:caption-point-y="0.517cm" svg:width="2.98cm" svg:x="14.575cm" draw:caption-point-x="3.23cm" svg:y="6.57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3</text:p>
          </table:table-cell>
          <table:table-cell table:style-name="TL Data"/>
          <table:table-cell table:formula="of:=[.H11]+[.I11]" ns41:value-type="float" table:style-name="TL Data" office:value-type="float" office:value="3">
            <office:annotation draw:style-name="gr1" svg:height="2.14cm" draw:caption-point-y="0.517cm" svg:width="4.349cm" svg:x="17.316cm" draw:caption-point-x="4.011cm" svg:y="6.57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7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/>
          <table:table-cell table:formula="of:=SUM([.E6:.E11])" ns41:value-type="float" table:style-name="TL Data" office:value-type="float" office:value="2">
            <text:p>2</text:p>
          </table:table-cell>
          <table:table-cell table:formula="of:=SUM([.F6:.F11])" ns41:value-type="float" table:style-name="TL Data" office:value-type="float" office:value="0">
            <text:p>0</text:p>
          </table:table-cell>
          <table:table-cell table:formula="of:=[.E12]+[.F12]" ns41:value-type="float" table:style-name="TL Data" office:value-type="float" office:value="2">
            <text:p>2</text:p>
          </table:table-cell>
          <table:table-cell table:formula="of:=SUM([.H6:.H11])" ns41:value-type="float" table:style-name="TL Data" office:value-type="float" office:value="6">
            <text:p>6</text:p>
          </table:table-cell>
          <table:table-cell table:formula="of:=SUM([.I6:.I11])" ns41:value-type="float" table:style-name="TL Data" office:value-type="float" office:value="0">
            <text:p>0</text:p>
          </table:table-cell>
          <table:table-cell table:formula="of:=[.H12]+[.I12]" ns41:value-type="float" table:style-name="TL Data" office:value-type="float" office:value="6">
            <text:p>6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6">
          <table:table-cell ns41:value-type="string" table:number-rows-spanned="9" table:style-name="TL RowHeader" table:number-columns-spanned="1" office:value-type="string">
            <text:p>Klasse II</text:p>
          </table:table-cell>
          <table:table-cell table:style-name="TL RowHeader"/>
          <table:table-cell ns41:value-type="string" table:style-name="TL RowHeader" office:value-type="string">
            <text:p>Diamantklovers</text:p>
          </table:table-cell>
          <table:table-cell/>
          <table:table-cell table:style-name="TL Data"/>
          <table:table-cell table:style-name="TL Data"/>
          <table:table-cell table:formula="of:=[.E13]+[.F13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3]+[.I13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Diamantslijpers</text:p>
          </table:table-cell>
          <table:table-cell/>
          <table:table-cell table:style-name="TL Data"/>
          <table:table-cell table:style-name="TL Data"/>
          <table:table-cell table:formula="of:=[.E14]+[.F14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4]+[.I14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Briljantslijpers</text:p>
          </table:table-cell>
          <table:table-cell/>
          <table:table-cell table:style-name="TL Data"/>
          <table:table-cell table:style-name="TL Data"/>
          <table:table-cell table:formula="of:=[.E15]+[.F1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5]+[.I1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Diamantverstellers</text:p>
          </table:table-cell>
          <table:table-cell/>
          <table:table-cell table:style-name="TL Data"/>
          <table:table-cell table:style-name="TL Data"/>
          <table:table-cell table:formula="of:=[.E16]+[.F16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6]+[.I1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Diamantwerkers</text:p>
          </table:table-cell>
          <table:table-cell/>
          <table:table-cell table:style-name="TL Data"/>
          <table:table-cell table:style-name="TL Data"/>
          <table:table-cell table:formula="of:=[.E17]+[.F17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7]+[.I17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Diamantzetters</text:p>
          </table:table-cell>
          <table:table-cell/>
          <table:table-cell table:style-name="TL Data"/>
          <table:table-cell table:style-name="TL Data"/>
          <table:table-cell table:formula="of:=[.E18]+[.F18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8]+[.I1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Roosjessnijders</text:p>
          </table:table-cell>
          <table:table-cell/>
          <table:table-cell table:style-name="TL Data"/>
          <table:table-cell table:style-name="TL Data"/>
          <table:table-cell table:formula="of:=[.E19]+[.F19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H19]+[.I19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Diamantsnijders</text:p>
          </table:table-cell>
          <table:table-cell/>
          <table:table-cell table:style-name="TL Data"/>
          <table:table-cell table:style-name="TL Data"/>
          <table:table-cell table:formula="of:=[.E20]+[.F20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H20]+[.I20]" ns41:value-type="float" table:style-name="TL Data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/>
          <table:table-cell table:formula="of:=SUM([.E13:.E20])" ns41:value-type="float" table:style-name="TL Data" office:value-type="float" office:value="0">
            <text:p>0</text:p>
          </table:table-cell>
          <table:table-cell table:formula="of:=SUM([.F13:.F20])" ns41:value-type="float" table:style-name="TL Data" office:value-type="float" office:value="0">
            <text:p>0</text:p>
          </table:table-cell>
          <table:table-cell table:formula="of:=SUM([.G13:.G20])" ns41:value-type="float" table:style-name="TL Data" office:value-type="float" office:value="0">
            <text:p>0</text:p>
          </table:table-cell>
          <table:table-cell table:formula="of:=SUM([.H13:.H20])" ns41:value-type="float" table:style-name="TL Data" office:value-type="float" office:value="11">
            <text:p>11</text:p>
          </table:table-cell>
          <table:table-cell table:formula="of:=SUM([.I13:.I20])" ns41:value-type="float" table:style-name="TL Data" office:value-type="float" office:value="4">
            <text:p>4</text:p>
          </table:table-cell>
          <table:table-cell table:formula="of:=SUM([.J13:.J20])" ns41:value-type="float" table:style-name="TL Data" office:value-type="float" office:value="15">
            <text:p>15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6">
          <table:table-cell ns41:value-type="string" table:number-rows-spanned="6" table:style-name="TL RowHeader" table:number-columns-spanned="1" office:value-type="string">
            <text:p>Klasse II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Boekdrukkers</text:p>
          </table:table-cell>
          <table:table-cell table:style-name="ce35"/>
          <table:table-cell table:style-name="TL Data"/>
          <table:table-cell table:style-name="TL Data"/>
          <table:table-cell table:formula="of:=[.E22]+[.F22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22]+[.I22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Letterzetters</text:p>
          </table:table-cell>
          <table:table-cell table:style-name="ce3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23]+[.F23]" ns41:value-type="float" table:style-name="TL Data" office:value-type="float" office:value="1">
            <office:annotation draw:style-name="gr1" svg:height="2.032cm" draw:caption-point-y="0.454cm" svg:width="3.983cm" svg:x="12.226cm" draw:caption-point-x="3.84cm" svg:y="13.272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1</text:p>
          </table:table-cell>
          <table:table-cell ns41:value-type="float" table:style-name="TL Data" office:value="21" office:value-type="float">
            <office:annotation draw:style-name="gr1" svg:height="2.032cm" draw:caption-point-y="0.454cm" svg:width="2.98cm" svg:x="14.575cm" draw:caption-point-x="3.23cm" svg:y="13.272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table:style-name="TL Data"/>
          <table:table-cell table:formula="of:=[.H23]+[.I23]" ns41:value-type="float" table:style-name="TL Data" office:value-type="float" office:value="21">
            <office:annotation draw:style-name="gr1" svg:height="2.032cm" draw:caption-point-y="0.454cm" svg:width="4.349cm" svg:x="17.316cm" draw:caption-point-x="4.011cm" svg:y="13.272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 </text:p>
          </table:table-cell>
          <table:table-cell ns41:value-type="string" table:style-name="TL RowHeader" office:value-type="string">
            <text:p>Lithografen</text:p>
          </table:table-cell>
          <table:table-cell table:style-name="ce35"/>
          <table:table-cell table:style-name="TL Data"/>
          <table:table-cell table:style-name="TL Data"/>
          <table:table-cell table:formula="of:=[.E24]+[.F24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24]+[.I24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teendrukkerij</text:p>
          </table:table-cell>
          <table:table-cell table:style-name="ce35"/>
          <table:table-cell table:style-name="TL Data"/>
          <table:table-cell table:style-name="TL Data"/>
          <table:table-cell table:formula="of:=[.E25]+[.F2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5]+[.I2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Retoucheur</text:p>
          </table:table-cell>
          <table:table-cell table:style-name="ce35"/>
          <table:table-cell table:formula="of:=SUM([.E22:.E25])" ns41:value-type="float" table:style-name="TL Data" office:value-type="float" office:value="1">
            <text:p>1</text:p>
          </table:table-cell>
          <table:table-cell table:style-name="TL Data"/>
          <table:table-cell table:formula="of:=[.E26]+[.F26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6]+[.I2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5"/>
          <table:table-cell table:formula="of:=SUM([.E26])" ns41:value-type="float" table:style-name="TL Data" office:value-type="float" office:value="1">
            <text:p>1</text:p>
          </table:table-cell>
          <table:table-cell table:style-name="TL Data"/>
          <table:table-cell table:formula="of:=[.E27]+[.F27]" ns41:value-type="float" table:style-name="TL Data" office:value-type="float" office:value="1">
            <text:p>1</text:p>
          </table:table-cell>
          <table:table-cell table:formula="of:=SUM([.H22:.H26])" ns41:value-type="float" table:style-name="TL Data" office:value-type="float" office:value="29">
            <text:p>29</text:p>
          </table:table-cell>
          <table:table-cell table:style-name="TL Data"/>
          <table:table-cell table:formula="of:=[.H27]+[.I27]" ns41:value-type="float" table:style-name="TL Data" office:value-type="float" office:value="29">
            <text:p>29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8">
          <table:table-cell ns41:value-type="string" table:number-rows-spanned="11" table:style-name="TL RowHeader" table:number-columns-spanned="1" office:value-type="string">
            <text:p>Klasse IV</text:p>
          </table:table-cell>
          <table:table-cell ns41:value-type="string" table:style-name="TL RowHeader" office:value-type="string">
            <text:p>a. </text:p>
          </table:table-cell>
          <table:table-cell ns41:value-type="string" table:style-name="TL RowHeader" office:value-type="string">
            <text:p>Opzichters</text:p>
          </table:table-cell>
          <table:table-cell table:style-name="ce35"/>
          <table:table-cell table:style-name="TL Data"/>
          <table:table-cell table:style-name="TL Data"/>
          <table:table-cell table:formula="of:=[.E28]+[.F28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8]+[.I2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Metselaars</text:p>
          </table:table-cell>
          <table:table-cell table:style-name="ce35"/>
          <table:table-cell table:style-name="TL Data"/>
          <table:table-cell table:style-name="TL Data"/>
          <table:table-cell table:formula="of:=[.E29]+[.F29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29]+[.I29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Opperlieden</text:p>
          </table:table-cell>
          <table:table-cell table:style-name="ce35"/>
          <table:table-cell table:style-name="TL Data"/>
          <table:table-cell table:style-name="TL Data"/>
          <table:table-cell table:formula="of:=[.E30]+[.F30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0]+[.I30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Timmerlieden</text:p>
          </table:table-cell>
          <table:table-cell table:style-name="ce3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31]+[.F31]" ns41:value-type="float" table:style-name="TL Data" office:value-type="float" office:value="1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H31]+[.I31]" ns41:value-type="float" table:style-name="TL Data" office:value-type="float" office:value="12">
            <text:p>1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tucadoors</text:p>
          </table:table-cell>
          <table:table-cell table:style-name="ce35"/>
          <table:table-cell table:style-name="TL Data"/>
          <table:table-cell table:style-name="TL Data"/>
          <table:table-cell table:formula="of:=[.E32]+[.F32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2]+[.I32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childers</text:p>
          </table:table-cell>
          <table:table-cell table:style-name="ce35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33]+[.F33]" ns41:value-type="float" table:style-name="TL Data" office:value-type="float" office:value="2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H33]+[.I33]" ns41:value-type="float" table:style-name="TL Data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Behangers</text:p>
          </table:table-cell>
          <table:table-cell table:style-name="ce3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34]+[.F34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4]+[.I34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toffeerders</text:p>
          </table:table-cell>
          <table:table-cell table:style-name="ce35"/>
          <table:table-cell table:style-name="TL Data"/>
          <table:table-cell table:style-name="TL Data"/>
          <table:table-cell table:formula="of:=[.E35]+[.F3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35]+[.I3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Losse werkl. I. H. bouwvak.</text:p>
          </table:table-cell>
          <table:table-cell table:style-name="ce35"/>
          <table:table-cell table:style-name="TL Data"/>
          <table:table-cell table:style-name="TL Data"/>
          <table:table-cell table:formula="of:=[.E36]+[.F36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36]+[.I36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ns41:value-type="string" table:style-name="TL RowHeader" office:value-type="string">
            <text:p>d.</text:p>
          </table:table-cell>
          <table:table-cell ns41:value-type="string" table:style-name="TL RowHeader" office:value-type="string">
            <text:p>Straatvegers</text:p>
          </table:table-cell>
          <table:table-cell table:style-name="ce3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37]+[.F3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37]+[.I3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74" table:number-columns-repeated="2"/>
          <table:table-cell ns41:value-type="float" table:style-name="ce96" office:value="240223" office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5"/>
          <table:table-cell table:formula="of:=SUM([.E28:.E37])" ns41:value-type="float" table:style-name="TL Data" office:value-type="float" office:value="5">
            <text:p>5</text:p>
          </table:table-cell>
          <table:table-cell table:style-name="TL Data"/>
          <table:table-cell table:formula="of:=[.E38]+[.F38]" ns41:value-type="float" table:style-name="TL Data" office:value-type="float" office:value="5">
            <text:p>5</text:p>
          </table:table-cell>
          <table:table-cell table:formula="of:=SUM([.H28:.H37])" ns41:value-type="float" table:style-name="TL Data" office:value-type="float" office:value="27">
            <text:p>27</text:p>
          </table:table-cell>
          <table:table-cell table:style-name="TL Data"/>
          <table:table-cell table:formula="of:=[.H38]+[.I38]" ns41:value-type="float" table:style-name="TL Data" office:value-type="float" office:value="27">
            <text:p>27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75" table:number-columns-repeated="2"/>
          <table:table-cell ns41:value-type="float" table:style-name="ce97" office:value="240223" office:value-type="float">
            <text:p>240223</text:p>
          </table:table-cell>
          <table:table-cell table:style-name="ce101" table:number-columns-repeated="1008"/>
        </table:table-row>
        <table:table-row table:style-name="ro9">
          <table:table-cell ns41:value-type="string" table:number-rows-spanned="3" table:style-name="TL RowHeader" table:number-columns-spanned="1" office:value-type="string">
            <text:p>Klasse V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Drogisten</text:p>
          </table:table-cell>
          <table:table-cell table:style-name="ce3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E39]+[.F39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39]+[.I39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Fabr. Van vuurmake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40]+[.F40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40]+[.I40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39:.E40])" ns41:value-type="float" table:style-name="TL Data" office:value-type="float" office:value="2">
            <text:p>2</text:p>
          </table:table-cell>
          <table:table-cell table:formula="of:=SUM([.F39:.F40])" ns41:value-type="float" table:style-name="TL Data" office:value-type="float" office:value="1">
            <text:p>1</text:p>
          </table:table-cell>
          <table:table-cell table:formula="of:=[.E41]+[.F41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H41]+[.I41]" ns41:value-type="float" table:style-name="TL Data" office:value-type="float" office:value="0">
            <text:p>0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20" table:style-name="TL RowHeader" table:number-columns-spanned="1" office:value-type="string">
            <text:p>Klasse V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Houtdraaiers</text:p>
          </table:table-cell>
          <table:table-cell table:style-name="ce36"/>
          <table:table-cell table:style-name="TL Data"/>
          <table:table-cell table:style-name="TL Data"/>
          <table:table-cell table:formula="of:=[.E42]+[.F42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2]+[.I42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Meubelma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43]+[.F43]" ns41:value-type="float" table:style-name="TL Data" office:value-type="float" office:value="1">
            <office:annotation draw:style-name="gr1" svg:height="2.053cm" draw:caption-point-y="0.517cm" svg:width="3.983cm" svg:x="12.226cm" draw:caption-point-x="3.84cm" svg:y="22.517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ns41:value-type="float" table:style-name="TL Data" office:value="41" office:value-type="float">
            <office:annotation draw:style-name="gr1" svg:height="2.053cm" draw:caption-point-y="0.517cm" svg:width="2.98cm" svg:x="14.575cm" draw:caption-point-x="3.23cm" svg:y="22.517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41</text:p>
          </table:table-cell>
          <table:table-cell table:style-name="TL Data"/>
          <table:table-cell table:formula="of:=[.H43]+[.I43]" ns41:value-type="float" table:style-name="TL Data" office:value-type="float" office:value="41">
            <office:annotation draw:style-name="gr1" svg:height="2.053cm" draw:caption-point-y="0.517cm" svg:width="4.349cm" svg:x="17.316cm" draw:caption-point-x="4.011cm" svg:y="22.517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4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Kastenmakers</text:p>
          </table:table-cell>
          <table:table-cell table:style-name="ce36"/>
          <table:table-cell table:style-name="TL Data"/>
          <table:table-cell table:style-name="TL Data"/>
          <table:table-cell table:formula="of:=[.E44]+[.F44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4]+[.I44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Politieorders</text:p>
          </table:table-cell>
          <table:table-cell table:style-name="ce36"/>
          <table:table-cell table:style-name="TL Data"/>
          <table:table-cell table:style-name="TL Data"/>
          <table:table-cell table:formula="of:=[.E45]+[.F45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45]+[.I45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Klompenma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46]+[.F46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6]+[.I4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Kistenmakers</text:p>
          </table:table-cell>
          <table:table-cell table:style-name="ce36"/>
          <table:table-cell table:style-name="TL Data"/>
          <table:table-cell table:style-name="TL Data"/>
          <table:table-cell table:formula="of:=[.E47]+[.F47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47]+[.I47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Kuipers</text:p>
          </table:table-cell>
          <table:table-cell table:style-name="ce36"/>
          <table:table-cell table:style-name="TL Data"/>
          <table:table-cell table:style-name="TL Data"/>
          <table:table-cell table:formula="of:=[.E48]+[.F48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48]+[.I48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Hoepelmakers</text:p>
          </table:table-cell>
          <table:table-cell table:style-name="ce36"/>
          <table:table-cell table:style-name="TL Data"/>
          <table:table-cell table:style-name="TL Data"/>
          <table:table-cell table:formula="of:=[.E49]+[.F49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49]+[.I49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Fabr. Van houtwol</text:p>
          </table:table-cell>
          <table:table-cell table:style-name="ce36"/>
          <table:table-cell table:style-name="TL Data"/>
          <table:table-cell table:style-name="TL Data"/>
          <table:table-cell table:formula="of:=[.E50]+[.F50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50]+[.I50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Houtzag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51]+[.F51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51]+[.I51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Houtsorteerd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52]+[.F5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52]+[.I52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Borstelmakers</text:p>
          </table:table-cell>
          <table:table-cell table:style-name="ce36"/>
          <table:table-cell ns41:value-type="float" table:style-name="TL Data" office:value="32" office:value-type="float">
            <text:p>32</text:p>
          </table:table-cell>
          <table:table-cell table:style-name="TL Data"/>
          <table:table-cell table:formula="of:=[.E53]+[.F53]" ns41:value-type="float" table:style-name="TL Data" office:value-type="float" office:value="32">
            <text:p>32</text:p>
          </table:table-cell>
          <table:table-cell table:style-name="TL Data" table:number-columns-repeated="2"/>
          <table:table-cell table:formula="of:=[.H53]+[.I53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Kurkensnijders</text:p>
          </table:table-cell>
          <table:table-cell table:style-name="ce36"/>
          <table:table-cell table:style-name="TL Data"/>
          <table:table-cell table:style-name="TL Data"/>
          <table:table-cell table:formula="of:=[.E54]+[.F54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54]+[.I54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Mandenmakers</text:p>
          </table:table-cell>
          <table:table-cell table:style-name="ce36"/>
          <table:table-cell ns41:value-type="float" table:style-name="TL Data" office:value="72" office:value-type="float">
            <text:p>72</text:p>
          </table:table-cell>
          <table:table-cell table:style-name="TL Data"/>
          <table:table-cell table:formula="of:=[.E55]+[.F55]" ns41:value-type="float" table:style-name="TL Data" office:value-type="float" office:value="72">
            <text:p>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H55]+[.I55]" ns41:value-type="float" table:style-name="TL Data" office:value-type="float" office:value="7"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Mattenmakers</text:p>
          </table:table-cell>
          <table:table-cell table:style-name="ce36"/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E56]+[.F56]" ns41:value-type="float" table:style-name="TL Data" office:value-type="float" office:value="22">
            <text:p>22</text:p>
          </table:table-cell>
          <table:table-cell table:style-name="TL Data" table:number-columns-repeated="2"/>
          <table:table-cell table:formula="of:=[.H56]+[.I56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toelenmatters</text:p>
          </table:table-cell>
          <table:table-cell table:style-name="ce3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table:formula="of:=[.E57]+[.F57]" ns41:value-type="float" table:style-name="TL Data" office:value-type="float" office:value="32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57]+[.I57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Cocosvlechters</text:p>
          </table:table-cell>
          <table:table-cell table:style-name="ce36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E58]+[.F58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H58]+[.I58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Vlechtwerkers</text:p>
          </table:table-cell>
          <table:table-cell table:style-name="ce3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formula="of:=[.E59]+[.F59]" ns41:value-type="float" table:style-name="TL Data" office:value-type="float" office:value="19">
            <text:p>19</text:p>
          </table:table-cell>
          <table:table-cell table:style-name="TL Data" table:number-columns-repeated="2"/>
          <table:table-cell table:formula="of:=[.H59]+[.I59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Rietwer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[.E60]+[.F60]" ns41:value-type="float" table:style-name="TL Data" office:value-type="float" office:value="2">
            <office:annotation draw:style-name="gr1" svg:height="2.031cm" draw:caption-point-y="0.517cm" svg:width="3.983cm" svg:x="12.226cm" draw:caption-point-x="3.84cm" svg:y="30.39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ns41:value-type="float" table:style-name="TL Data" office:value="1" office:value-type="float">
            <office:annotation draw:style-name="gr1" svg:height="2.031cm" draw:caption-point-y="0.517cm" svg:width="2.98cm" svg:x="14.575cm" draw:caption-point-x="3.23cm" svg:y="30.39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TL Data"/>
          <table:table-cell table:formula="of:=[.H60]+[.I60]" ns41:value-type="float" table:style-name="TL Data" office:value-type="float" office:value="1">
            <office:annotation draw:style-name="gr1" svg:height="2.031cm" draw:caption-point-y="0.517cm" svg:width="4.349cm" svg:x="17.316cm" draw:caption-point-x="4.011cm" svg:y="30.39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42:.E60])" ns41:value-type="float" table:style-name="TL Data" office:value-type="float" office:value="180">
            <text:p>180</text:p>
          </table:table-cell>
          <table:table-cell table:formula="of:=SUM([.F42:.F60])" ns41:value-type="float" table:style-name="TL Data" office:value-type="float" office:value="6">
            <text:p>6</text:p>
          </table:table-cell>
          <table:table-cell table:formula="of:=[.E61]+[.F61]" ns41:value-type="float" table:style-name="TL Data" office:value-type="float" office:value="186">
            <office:annotation draw:style-name="gr1" svg:height="1.99cm" draw:caption-point-y="-0.859cm" svg:width="3.961cm" svg:x="12.791cm" draw:caption-point-x="3.275cm" svg:y="32.232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85</text:span></text:p>
            </office:annotation>
            <text:p>186</text:p>
          </table:table-cell>
          <table:table-cell table:formula="of:=SUM([.H42:.H60])" ns41:value-type="float" table:style-name="TL Data" office:value-type="float" office:value="62">
            <text:p>62</text:p>
          </table:table-cell>
          <table:table-cell table:formula="of:=SUM([.I42:.I60])" ns41:value-type="float" table:style-name="TL Data" office:value-type="float" office:value="1">
            <text:p>1</text:p>
          </table:table-cell>
          <table:table-cell table:formula="of:=[.H61]+[.I61]" ns41:value-type="float" table:style-name="TL Data" office:value-type="float" office:value="63">
            <text:p>63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0">
          <table:table-cell ns41:value-type="string" table:number-rows-spanned="16" table:style-name="TL RowHeader" table:number-columns-spanned="1" office:value-type="string">
            <text:p>Klasse VI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Kleerma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62]+[.F62]" ns41:value-type="float" table:style-name="TL Data" office:value-type="float" office:value="1">
            <text:p>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table:formula="of:=[.H62]+[.I62]" ns41:value-type="float" table:style-name="TL Data" office:value-type="float" office:value="96">
            <text:p>96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Coupeurs</text:p>
          </table:table-cell>
          <table:table-cell table:style-name="ce36"/>
          <table:table-cell table:style-name="TL Data"/>
          <table:table-cell table:style-name="TL Data"/>
          <table:table-cell table:formula="of:=[.E63]+[.F63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63]+[.I63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Costuumnaaisters</text:p>
          </table:table-cell>
          <table:table-cell table:style-name="ce3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E64]+[.F64]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formula="of:=[.H64]+[.I64]" ns41:value-type="float" table:style-name="TL Data" office:value-type="float" office:value="61">
            <text:p>6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Mantelmodisten</text:p>
          </table:table-cell>
          <table:table-cell table:style-name="ce36"/>
          <table:table-cell table:style-name="TL Data"/>
          <table:table-cell table:style-name="TL Data"/>
          <table:table-cell table:formula="of:=[.E65]+[.F65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65]+[.I6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Mantelpersers</text:p>
          </table:table-cell>
          <table:table-cell table:style-name="ce36"/>
          <table:table-cell table:style-name="TL Data"/>
          <table:table-cell table:style-name="TL Data"/>
          <table:table-cell table:formula="of:=[.E66]+[.F66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66]+[.I6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Corsetnaaisters</text:p>
          </table:table-cell>
          <table:table-cell table:style-name="ce36"/>
          <table:table-cell table:style-name="TL Data"/>
          <table:table-cell table:style-name="TL Data"/>
          <table:table-cell table:formula="of:=[.E67]+[.F67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67]+[.I67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Pettenma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68]+[.F6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68]+[.I68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Modisten (hoeden)</text:p>
          </table:table-cell>
          <table:table-cell table:style-name="ce36"/>
          <table:table-cell table:style-name="TL Data"/>
          <table:table-cell table:style-name="TL Data"/>
          <table:table-cell table:formula="of:=[.E69]+[.F69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H69]+[.I69]" ns41:value-type="float" table:style-name="TL Data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Verstelnaaisters</text:p>
          </table:table-cell>
          <table:table-cell table:style-name="ce36"/>
          <table:table-cell table:style-name="TL Data"/>
          <table:table-cell table:style-name="TL Data"/>
          <table:table-cell table:formula="of:=[.E70]+[.F70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formula="of:=[.H70]+[.I70]" ns41:value-type="float" table:style-name="TL Data" office:value-type="float" office:value="11">
            <text:p>1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Parapluiemakers</text:p>
          </table:table-cell>
          <table:table-cell table:style-name="ce36"/>
          <table:table-cell table:style-name="TL Data"/>
          <table:table-cell table:style-name="TL Data"/>
          <table:table-cell table:formula="of:=[.E71]+[.F71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71]+[.I71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Dekenstiksters</text:p>
          </table:table-cell>
          <table:table-cell table:style-name="ce36"/>
          <table:table-cell table:style-name="TL Data"/>
          <table:table-cell table:style-name="TL Data"/>
          <table:table-cell table:formula="of:=[.E72]+[.F72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H72]+[.I72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Karpetzoomsters</text:p>
          </table:table-cell>
          <table:table-cell table:style-name="ce36"/>
          <table:table-cell table:style-name="TL Data"/>
          <table:table-cell table:style-name="TL Data"/>
          <table:table-cell table:formula="of:=[.E73]+[.F73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H73]+[.I73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Barbie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74]+[.F74]" ns41:value-type="float" table:style-name="TL Data" office:value-type="float" office:value="2">
            <office:annotation draw:style-name="gr1" svg:height="2.032cm" draw:caption-point-y="0.539cm" svg:width="3.983cm" svg:x="12.226cm" draw:caption-point-x="3.84cm" svg:y="36.76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ns41:value-type="float" table:style-name="TL Data" office:value="2" office:value-type="float">
            <office:annotation draw:style-name="gr1" svg:height="2.032cm" draw:caption-point-y="0.539cm" svg:width="2.98cm" svg:x="14.575cm" draw:caption-point-x="3.23cm" svg:y="36.76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TL Data"/>
          <table:table-cell table:formula="of:=[.H74]+[.I74]" ns41:value-type="float" table:style-name="TL Data" office:value-type="float" office:value="2">
            <office:annotation draw:style-name="gr1" svg:height="2.032cm" draw:caption-point-y="0.539cm" svg:width="4.349cm" svg:x="17.316cm" draw:caption-point-x="4.011cm" svg:y="36.761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Kappers</text:p>
          </table:table-cell>
          <table:table-cell table:style-name="ce36"/>
          <table:table-cell table:style-name="TL Data"/>
          <table:table-cell table:style-name="TL Data"/>
          <table:table-cell table:formula="of:=[.E75]+[.F7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75]+[.I7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Strijksters</text:p>
          </table:table-cell>
          <table:table-cell table:style-name="ce36"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formula="of:=[.E76]+[.F76]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formula="of:=[.H76]+[.I76]" ns41:value-type="float" table:style-name="TL Data" office:value-type="float" office:value="10">
            <text:p>1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62:.E76])" ns41:value-type="float" table:style-name="TL Data" office:value-type="float" office:value="4">
            <text:p>4</text:p>
          </table:table-cell>
          <table:table-cell table:formula="of:=SUM([.F62:.F76])" ns41:value-type="float" table:style-name="TL Data" office:value-type="float" office:value="2">
            <text:p>2</text:p>
          </table:table-cell>
          <table:table-cell table:formula="of:=[.E77]+[.F77]" ns41:value-type="float" table:style-name="TL Data" office:value-type="float" office:value="6">
            <office:annotation draw:style-name="gr1" svg:height="2.032cm" draw:caption-point-y="0.539cm" svg:width="3.983cm" svg:x="12.226cm" draw:caption-point-x="3.84cm" svg:y="38.15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6</text:p>
          </table:table-cell>
          <table:table-cell table:formula="of:=SUM([.H62:.H76])" ns41:value-type="float" table:style-name="TL Data" office:value-type="float" office:value="100">
            <office:annotation draw:style-name="gr1" svg:height="2.032cm" draw:caption-point-y="0.539cm" svg:width="2.98cm" svg:x="14.575cm" draw:caption-point-x="3.23cm" svg:y="38.15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00</text:p>
          </table:table-cell>
          <table:table-cell table:formula="of:=SUM([.I62:.I76])" ns41:value-type="float" table:style-name="TL Data" office:value-type="float" office:value="95">
            <text:p>95</text:p>
          </table:table-cell>
          <table:table-cell table:formula="of:=[.H77]+[.I77]" ns41:value-type="float" table:style-name="TL Data" office:value-type="float" office:value="195">
            <office:annotation draw:style-name="gr1" svg:height="2.032cm" draw:caption-point-y="0.539cm" svg:width="4.349cm" svg:x="17.316cm" draw:caption-point-x="4.011cm" svg:y="38.158cm" draw:text-style-name="P1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95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3" table:style-name="TL RowHeader" table:number-columns-spanned="1" office:value-type="string">
            <text:p>Klasse VII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Beeldhouwers</text:p>
          </table:table-cell>
          <table:table-cell table:style-name="ce36"/>
          <table:table-cell table:style-name="TL Data"/>
          <table:table-cell table:style-name="TL Data"/>
          <table:table-cell table:formula="of:=[.E78]+[.F78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78]+[.I7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d.</text:p>
          </table:table-cell>
          <table:table-cell ns41:value-type="string" table:style-name="TL RowHeader" office:value-type="string">
            <text:p>Borduursters</text:p>
          </table:table-cell>
          <table:table-cell table:style-name="ce36"/>
          <table:table-cell table:style-name="TL Data"/>
          <table:table-cell table:style-name="TL Data"/>
          <table:table-cell table:formula="of:=[.E79]+[.F79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[.H79]+[.I79]" ns41:value-type="float" table:style-name="TL Data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78:.E79])" ns41:value-type="float" table:style-name="TL Data" office:value-type="float" office:value="0">
            <text:p>0</text:p>
          </table:table-cell>
          <table:table-cell table:formula="of:=SUM([.F78:.F79])" ns41:value-type="float" table:style-name="TL Data" office:value-type="float" office:value="0">
            <text:p>0</text:p>
          </table:table-cell>
          <table:table-cell table:formula="of:=[.E80]+[.F80]" ns41:value-type="float" table:style-name="TL Data" office:value-type="float" office:value="0">
            <text:p>0</text:p>
          </table:table-cell>
          <table:table-cell table:formula="of:=SUM([.H78:.H79])" ns41:value-type="float" table:style-name="TL Data" office:value-type="float" office:value="1">
            <text:p>1</text:p>
          </table:table-cell>
          <table:table-cell table:formula="of:=SUM([.I78:.I79])" ns41:value-type="float" table:style-name="TL Data" office:value-type="float" office:value="5">
            <text:p>5</text:p>
          </table:table-cell>
          <table:table-cell table:formula="of:=[.H80]+[.I80]" ns41:value-type="float" table:style-name="TL Data" office:value-type="float" office:value="6">
            <text:p>6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4" table:style-name="TL RowHeader" table:number-columns-spanned="1" office:value-type="string">
            <text:p>Klasse IX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Leerlooi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81]+[.F81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81]+[.I81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choenmakers</text:p>
          </table:table-cell>
          <table:table-cell table:style-name="ce36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E82]+[.F82]" ns41:value-type="float" table:style-name="TL Data" office:value-type="float" office:value="6">
            <text:p>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" office:value-type="float">
            <text:p>3</text:p>
          </table:table-cell>
          <table:table-cell table:formula="of:=[.H82]+[.I82]" ns41:value-type="float" table:style-name="TL Data" office:value-type="float" office:value="131">
            <text:p>13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Pantoffelwerke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83]+[.F83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83]+[.I83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81:.E83])" ns41:value-type="float" table:style-name="TL Data" office:value-type="float" office:value="9">
            <text:p>9</text:p>
          </table:table-cell>
          <table:table-cell table:formula="of:=SUM([.F81:.F83])" ns41:value-type="float" table:style-name="TL Data" office:value-type="float" office:value="0">
            <text:p>0</text:p>
          </table:table-cell>
          <table:table-cell table:formula="of:=[.E84]+[.F84]" ns41:value-type="float" table:style-name="TL Data" office:value-type="float" office:value="9">
            <text:p>9</text:p>
          </table:table-cell>
          <table:table-cell table:formula="of:=SUM([.H81:.H83])" ns41:value-type="float" table:style-name="TL Data" office:value-type="float" office:value="129">
            <text:p>129</text:p>
          </table:table-cell>
          <table:table-cell table:formula="of:=SUM([.I81:.I83])" ns41:value-type="float" table:style-name="TL Data" office:value-type="float" office:value="3">
            <text:p>3</text:p>
          </table:table-cell>
          <table:table-cell table:formula="of:=[.H84]+[.I84]" ns41:value-type="float" table:style-name="TL Data" office:value-type="float" office:value="132">
            <text:p>132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3" table:style-name="TL RowHeader" table:number-columns-spanned="1" office:value-type="string">
            <text:p>Klasse X</text:p>
          </table:table-cell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Mijnwerkers</text:p>
          </table:table-cell>
          <table:table-cell table:style-name="ce36"/>
          <table:table-cell table:style-name="TL Data"/>
          <table:table-cell table:style-name="TL Data"/>
          <table:table-cell table:formula="of:=[.E85]+[.F8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85]+[.I8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Turfmakers</text:p>
          </table:table-cell>
          <table:table-cell table:style-name="ce3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E86]+[.F86]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86]+[.I8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85:.E86])" ns41:value-type="float" table:style-name="TL Data" office:value-type="float" office:value="0">
            <text:p>0</text:p>
          </table:table-cell>
          <table:table-cell table:formula="of:=SUM([.F85:.F86])" ns41:value-type="float" table:style-name="TL Data" office:value-type="float" office:value="1">
            <text:p>1</text:p>
          </table:table-cell>
          <table:table-cell table:formula="of:=[.E87]+[.F87]" ns41:value-type="float" table:style-name="TL Data" office:value-type="float" office:value="1">
            <text:p>1</text:p>
          </table:table-cell>
          <table:table-cell table:formula="of:=SUM([.H85:.H86])" ns41:value-type="float" table:style-name="TL Data" office:value-type="float" office:value="1">
            <text:p>1</text:p>
          </table:table-cell>
          <table:table-cell table:formula="of:=SUM([.I85:.I86])" ns41:value-type="float" table:style-name="TL Data" office:value-type="float" office:value="1">
            <text:p>1</text:p>
          </table:table-cell>
          <table:table-cell table:formula="of:=[.H87]+[.I87]" ns41:value-type="float" table:style-name="TL Data" office:value-type="float" office:value="2">
            <text:p>2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75" office:value="920" office:value-type="float">
            <text:p>920</text:p>
          </table:table-cell>
          <table:table-cell table:style-name="ce88" table:number-columns-repeated="2"/>
          <table:table-cell ns41:value-type="float" table:style-name="ce97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7" table:style-name="TL RowHeader" table:number-columns-spanned="1" office:value-type="string">
            <text:p>Klasse X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Goudsmeden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88]+[.F88]" ns41:value-type="float" table:style-name="TL Data" office:value-type="float" office:value="1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88]+[.I8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Zilversmeden</text:p>
          </table:table-cell>
          <table:table-cell table:style-name="ce36"/>
          <table:table-cell table:style-name="TL Data"/>
          <table:table-cell table:style-name="TL Data"/>
          <table:table-cell table:formula="of:=[.E89]+[.F89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89]+[.I89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pijkermakers</text:p>
          </table:table-cell>
          <table:table-cell table:style-name="ce36"/>
          <table:table-cell table:style-name="TL Data"/>
          <table:table-cell table:style-name="TL Data"/>
          <table:table-cell table:formula="of:=[.E90]+[.F90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90]+[.I90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meden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91]+[.F91]" ns41:value-type="float" table:style-name="TL Data" office:value-type="float" office:value="2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91]+[.I91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Hoefsmeden</text:p>
          </table:table-cell>
          <table:table-cell table:style-name="ce36"/>
          <table:table-cell table:style-name="TL Data"/>
          <table:table-cell table:style-name="TL Data"/>
          <table:table-cell table:formula="of:=[.E92]+[.F92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92]+[.I92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Koperslagers</text:p>
          </table:table-cell>
          <table:table-cell table:style-name="ce36"/>
          <table:table-cell table:style-name="TL Data"/>
          <table:table-cell table:style-name="TL Data"/>
          <table:table-cell table:formula="of:=[.E93]+[.F93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93]+[.I93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88:.E93])" ns41:value-type="float" table:style-name="TL Data" office:value-type="float" office:value="3">
            <text:p>3</text:p>
          </table:table-cell>
          <table:table-cell table:formula="of:=SUM([.F88:.F93])" ns41:value-type="float" table:style-name="TL Data" office:value-type="float" office:value="0">
            <text:p>0</text:p>
          </table:table-cell>
          <table:table-cell table:formula="of:=[.E94]+[.F94]" ns41:value-type="float" table:style-name="TL Data" office:value-type="float" office:value="3">
            <text:p>3</text:p>
          </table:table-cell>
          <table:table-cell table:formula="of:=SUM([.H88:.H93])" ns41:value-type="float" table:style-name="TL Data" office:value-type="float" office:value="10">
            <text:p>10</text:p>
          </table:table-cell>
          <table:table-cell table:formula="of:=SUM([.I88:.I93])" ns41:value-type="float" table:style-name="TL Data" office:value-type="float" office:value="0">
            <text:p>0</text:p>
          </table:table-cell>
          <table:table-cell table:formula="of:=[.H94]+[.I94]" ns41:value-type="float" table:style-name="TL Data" office:value-type="float" office:value="10">
            <text:p>1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4" table:style-name="TL RowHeader" table:number-columns-spanned="1" office:value-type="string">
            <text:p>Klasse XI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Bankwerkers</text:p>
          </table:table-cell>
          <table:table-cell table:style-name="ce36"/>
          <table:table-cell table:style-name="TL Data"/>
          <table:table-cell table:style-name="TL Data"/>
          <table:table-cell table:formula="of:=[.E95]+[.F9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95]+[.I9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Stokers</text:p>
          </table:table-cell>
          <table:table-cell table:style-name="ce36"/>
          <table:table-cell table:style-name="TL Data"/>
          <table:table-cell table:style-name="TL Data"/>
          <table:table-cell table:formula="of:=[.E96]+[.F96]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96]+[.I96]" ns41:value-type="float" table:style-name="TL Data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d.</text:p>
          </table:table-cell>
          <table:table-cell ns41:value-type="string" table:style-name="TL RowHeader" office:value-type="string">
            <text:p>Pianostemmers</text:p>
          </table:table-cell>
          <table:table-cell table:style-name="ce36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E97]+[.F97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H97]+[.I9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95:.E97])" ns41:value-type="float" table:style-name="TL Data" office:value-type="float" office:value="5">
            <text:p>5</text:p>
          </table:table-cell>
          <table:table-cell table:formula="of:=SUM([.F95:.F97])" ns41:value-type="float" table:style-name="TL Data" office:value-type="float" office:value="0">
            <text:p>0</text:p>
          </table:table-cell>
          <table:table-cell table:formula="of:=[.E98]+[.F98]" ns41:value-type="float" table:style-name="TL Data" office:value-type="float" office:value="5">
            <text:p>5</text:p>
          </table:table-cell>
          <table:table-cell table:formula="of:=SUM([.H95:.H97])" ns41:value-type="float" table:style-name="TL Data" office:value-type="float" office:value="5">
            <text:p>5</text:p>
          </table:table-cell>
          <table:table-cell table:formula="of:=SUM([.I95:.I97])" ns41:value-type="float" table:style-name="TL Data" office:value-type="float" office:value="0">
            <text:p>0</text:p>
          </table:table-cell>
          <table:table-cell table:formula="of:=[.H98]+[.I98]" ns41:value-type="float" table:style-name="TL Data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4" table:style-name="TL RowHeader" table:number-columns-spanned="1" office:value-type="string">
            <text:p>Klasse XII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Scheepsmakers</text:p>
          </table:table-cell>
          <table:table-cell table:style-name="ce36"/>
          <table:table-cell table:style-name="TL Data"/>
          <table:table-cell table:style-name="TL Data"/>
          <table:table-cell table:formula="of:=[.E99]+[.F99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99]+[.I99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Zeilmakers</text:p>
          </table:table-cell>
          <table:table-cell table:style-name="ce36"/>
          <table:table-cell table:style-name="TL Data"/>
          <table:table-cell table:style-name="TL Data"/>
          <table:table-cell table:formula="of:=[.E100]+[.F100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00]+[.I100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Wagenmakers</text:p>
          </table:table-cell>
          <table:table-cell table:style-name="ce36"/>
          <table:table-cell table:style-name="TL Data"/>
          <table:table-cell table:style-name="TL Data"/>
          <table:table-cell table:formula="of:=[.E101]+[.F101]" ns41:value-type="float" table:style-name="TL Data" office:value-type="float" office:value="0">
            <text:p>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H101]+[.I101]" ns41:value-type="float" table:style-name="TL Data" office:value-type="float" office:value="7"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99:.E101])" ns41:value-type="float" table:style-name="TL Data" office:value-type="float" office:value="0">
            <text:p>0</text:p>
          </table:table-cell>
          <table:table-cell table:formula="of:=SUM([.F99:.F101])" ns41:value-type="float" table:style-name="TL Data" office:value-type="float" office:value="0">
            <text:p>0</text:p>
          </table:table-cell>
          <table:table-cell table:formula="of:=[.E102]+[.F102]" ns41:value-type="float" table:style-name="TL Data" office:value-type="float" office:value="0">
            <text:p>0</text:p>
          </table:table-cell>
          <table:table-cell table:formula="of:=SUM([.H99:.H101])" ns41:value-type="float" table:style-name="TL Data" office:value-type="float" office:value="12">
            <text:p>12</text:p>
          </table:table-cell>
          <table:table-cell table:formula="of:=SUM([.I99:.I101])" ns41:value-type="float" table:style-name="TL Data" office:value-type="float" office:value="0">
            <text:p>0</text:p>
          </table:table-cell>
          <table:table-cell table:formula="of:=[.H102]+[.I102]" ns41:value-type="float" table:style-name="TL Data" office:value-type="float" office:value="12">
            <text:p>1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4" office:value="920" office:value-type="float">
            <text:p>920</text:p>
          </table:table-cell>
          <table:table-cell table:style-name="ce87" table:number-columns-repeated="2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ns41:value-type="string" table:style-name="TL RowHeader" office:value-type="string">
            <text:p>Klasse XIV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Lompensorteerders</text:p>
          </table:table-cell>
          <table:table-cell table:style-name="ce36"/>
          <table:table-cell table:style-name="TL Data"/>
          <table:table-cell table:style-name="TL Data"/>
          <table:table-cell table:formula="of:=[.E103]+[.F103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03]+[.I103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Papiersnijders</text:p>
          </table:table-cell>
          <table:table-cell table:style-name="ce36"/>
          <table:table-cell table:style-name="TL Data"/>
          <table:table-cell table:style-name="TL Data"/>
          <table:table-cell table:formula="of:=[.E104]+[.F104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04]+[.I104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Zakkenplakkers</text:p>
          </table:table-cell>
          <table:table-cell table:style-name="ce36"/>
          <table:table-cell table:style-name="TL Data"/>
          <table:table-cell table:style-name="TL Data"/>
          <table:table-cell table:formula="of:=[.E105]+[.F10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05]+[.I10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Kistenplakkers</text:p>
          </table:table-cell>
          <table:table-cell table:style-name="ce36"/>
          <table:table-cell table:style-name="TL Data"/>
          <table:table-cell table:style-name="TL Data"/>
          <table:table-cell table:formula="of:=[.E106]+[.F106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06]+[.I10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Boekbind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07]+[.F107]" ns41:value-type="float" table:style-name="TL Data" office:value-type="float" office:value="1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H107]+[.I107]" ns41:value-type="float" table:style-name="TL Data" office:value-type="float" office:value="7"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03:.E107])" ns41:value-type="float" table:style-name="TL Data" office:value-type="float" office:value="1">
            <text:p>1</text:p>
          </table:table-cell>
          <table:table-cell table:formula="of:=SUM([.F103:.F107])" ns41:value-type="float" table:style-name="TL Data" office:value-type="float" office:value="0">
            <text:p>0</text:p>
          </table:table-cell>
          <table:table-cell table:formula="of:=[.E108]+[.F108]" ns41:value-type="float" table:style-name="TL Data" office:value-type="float" office:value="1">
            <text:p>1</text:p>
          </table:table-cell>
          <table:table-cell table:formula="of:=SUM([.H103:.H107])" ns41:value-type="float" table:style-name="TL Data" office:value-type="float" office:value="10">
            <text:p>10</text:p>
          </table:table-cell>
          <table:table-cell table:formula="of:=SUM([.I103:.I107])" ns41:value-type="float" table:style-name="TL Data" office:value-type="float" office:value="1">
            <text:p>1</text:p>
          </table:table-cell>
          <table:table-cell table:formula="of:=[.H108]+[.I108]" ns41:value-type="float" table:style-name="TL Data" office:value-type="float" office:value="11">
            <text:p>1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2">
          <table:table-cell ns41:value-type="string" table:style-name="TL RowHeader" office:value-type="string">
            <text:p>Klasse XV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Fabr. Van vlas (brakers)</text:p>
          </table:table-cell>
          <table:table-cell table:style-name="ce36"/>
          <table:table-cell table:style-name="TL Data"/>
          <table:table-cell table:style-name="TL Data"/>
          <table:table-cell table:formula="of:=[.E109]+[.F109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09]+[.I109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Fabr. Van sajet (noppers)</text:p>
          </table:table-cell>
          <table:table-cell table:style-name="ce36"/>
          <table:table-cell table:style-name="TL Data"/>
          <table:table-cell table:style-name="TL Data"/>
          <table:table-cell table:formula="of:=[.E110]+[.F110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10]+[.I110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Bontwevers</text:p>
          </table:table-cell>
          <table:table-cell table:style-name="ce36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E111]+[.F111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H111]+[.I111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Stakkenstopsters</text:p>
          </table:table-cell>
          <table:table-cell table:style-name="ce36"/>
          <table:table-cell table:style-name="TL Data"/>
          <table:table-cell table:style-name="TL Data"/>
          <table:table-cell table:formula="of:=[.E112]+[.F112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12]+[.I112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Breisters</text:p>
          </table:table-cell>
          <table:table-cell table:style-name="ce36"/>
          <table:table-cell table:style-name="TL Data"/>
          <table:table-cell ns41:value-type="float" table:style-name="TL Data" office:value="16" office:value-type="float">
            <text:p>16</text:p>
          </table:table-cell>
          <table:table-cell table:formula="of:=[.E113]+[.F113]" ns41:value-type="float" table:style-name="TL Data" office:value-type="float" office:value="16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13]+[.I113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Wevers</text:p>
          </table:table-cell>
          <table:table-cell table:style-name="ce36"/>
          <table:table-cell table:style-name="TL Data"/>
          <table:table-cell table:style-name="TL Data"/>
          <table:table-cell table:formula="of:=[.E114]+[.F114]" ns41:value-type="float" table:style-name="TL Data" office:value-type="float" office:value="0">
            <text:p>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114]+[.I114]" ns41:value-type="float" table:style-name="TL Data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Handwerksters</text:p>
          </table:table-cell>
          <table:table-cell table:style-name="ce36"/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E115]+[.F115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H115]+[.I115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d.</text:p>
          </table:table-cell>
          <table:table-cell ns41:value-type="string" table:style-name="TL RowHeader" office:value-type="string">
            <text:p>Haspelsters</text:p>
          </table:table-cell>
          <table:table-cell table:style-name="ce36"/>
          <table:table-cell table:style-name="TL Data"/>
          <table:table-cell table:style-name="TL Data"/>
          <table:table-cell table:formula="of:=[.E116]+[.F116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16]+[.I11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Spinners</text:p>
          </table:table-cell>
          <table:table-cell table:style-name="ce36"/>
          <table:table-cell table:style-name="TL Data"/>
          <table:table-cell table:style-name="TL Data"/>
          <table:table-cell table:formula="of:=[.E117]+[.F117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17]+[.I117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Nettenmakers</text:p>
          </table:table-cell>
          <table:table-cell table:style-name="ce36"/>
          <table:table-cell table:style-name="TL Data"/>
          <table:table-cell table:style-name="TL Data"/>
          <table:table-cell table:formula="of:=[.E118]+[.F118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18]+[.I11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09:.E118])" ns41:value-type="float" table:style-name="TL Data" office:value-type="float" office:value="4">
            <text:p>4</text:p>
          </table:table-cell>
          <table:table-cell table:formula="of:=SUM([.F109:.F118])" ns41:value-type="float" table:style-name="TL Data" office:value-type="float" office:value="19">
            <text:p>19</text:p>
          </table:table-cell>
          <table:table-cell table:formula="of:=[.E119]+[.F119]" ns41:value-type="float" table:style-name="TL Data" office:value-type="float" office:value="23">
            <text:p>23</text:p>
          </table:table-cell>
          <table:table-cell table:formula="of:=SUM([.H109:.H118])" ns41:value-type="float" table:style-name="TL Data" office:value-type="float" office:value="6">
            <text:p>6</text:p>
          </table:table-cell>
          <table:table-cell table:formula="of:=SUM([.I109:.I118])" ns41:value-type="float" table:style-name="TL Data" office:value-type="float" office:value="5">
            <text:p>5</text:p>
          </table:table-cell>
          <table:table-cell table:formula="of:=[.H119]+[.I119]" ns41:value-type="float" table:style-name="TL Data" office:value-type="float" office:value="11">
            <text:p>1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3">
          <table:table-cell ns41:value-type="string" table:style-name="TL RowHeader" office:value-type="string">
            <text:p>Klasse XVII</text:p>
          </table:table-cell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Broodbakke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120]+[.F120]" ns41:value-type="float" table:style-name="TL Data" office:value-type="float" office:value="2">
            <office:annotation draw:style-name="gr1" svg:height="2.031cm" draw:caption-point-y="-0.224cm" svg:width="3.961cm" svg:x="12.791cm" draw:caption-point-x="3.275cm" svg:y="61.67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2</text:p>
          </table:table-cell>
          <table:table-cell ns41:value-type="float" table:style-name="TL Data" office:value="7" office:value-type="float">
            <office:annotation draw:style-name="gr1" svg:height="2.031cm" draw:caption-point-y="-0.224cm" svg:width="3.002cm" svg:x="15.054cm" draw:caption-point-x="2.751cm" svg:y="61.67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table:style-name="TL Data"/>
          <table:table-cell table:formula="of:=[.H120]+[.I120]" ns41:value-type="float" table:style-name="TL Data" office:value-type="float" office:value="7">
            <office:annotation draw:style-name="gr1" svg:height="2.031cm" draw:caption-point-y="-0.224cm" svg:width="4.371cm" svg:x="17.729cm" draw:caption-point-x="3.598cm" svg:y="61.675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Banketbakkers</text:p>
          </table:table-cell>
          <table:table-cell table:style-name="ce36"/>
          <table:table-cell table:style-name="TL Data"/>
          <table:table-cell table:style-name="TL Data"/>
          <table:table-cell table:formula="of:=[.E121]+[.F121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21]+[.I121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Suikerbakkers</text:p>
          </table:table-cell>
          <table:table-cell table:style-name="ce36"/>
          <table:table-cell table:style-name="TL Data"/>
          <table:table-cell table:style-name="TL Data"/>
          <table:table-cell table:formula="of:=[.E122]+[.F122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22]+[.I122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Chocolademakers</text:p>
          </table:table-cell>
          <table:table-cell table:style-name="ce36"/>
          <table:table-cell table:style-name="TL Data"/>
          <table:table-cell table:style-name="TL Data"/>
          <table:table-cell table:formula="of:=[.E123]+[.F123]" ns41:value-type="float" table:style-name="TL Data" office:value-type="float" office:value="0">
            <text:p>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23]+[.I123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h.</text:p>
          </table:table-cell>
          <table:table-cell ns41:value-type="string" table:style-name="TL RowHeader" office:value-type="string">
            <text:p>Slag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24]+[.F124]" ns41:value-type="float" table:style-name="TL Data" office:value-type="float" office:value="1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24]+[.I124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h.</text:p>
          </table:table-cell>
          <table:table-cell ns41:value-type="string" table:style-name="TL RowHeader" office:value-type="string">
            <text:p>Darmenzouters</text:p>
          </table:table-cell>
          <table:table-cell table:style-name="ce36"/>
          <table:table-cell table:style-name="TL Data"/>
          <table:table-cell table:style-name="TL Data"/>
          <table:table-cell table:formula="of:=[.E125]+[.F125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25]+[.I125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h.</text:p>
          </table:table-cell>
          <table:table-cell ns41:value-type="string" table:style-name="TL RowHeader" office:value-type="string">
            <text:p>Poeli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26]+[.F12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26]+[.I126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n.</text:p>
          </table:table-cell>
          <table:table-cell ns41:value-type="string" table:style-name="TL RowHeader" office:value-type="string">
            <text:p>Distillateu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27]+[.F127]" ns41:value-type="float" table:style-name="TL Data" office:value-type="float" office:value="1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27]+[.I127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o.</text:p>
          </table:table-cell>
          <table:table-cell ns41:value-type="string" table:style-name="TL RowHeader" office:value-type="string">
            <text:p>Vatenspoel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28]+[.F12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28]+[.I128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q.</text:p>
          </table:table-cell>
          <table:table-cell ns41:value-type="string" table:style-name="TL RowHeader" office:value-type="string">
            <text:p>Tabakskervers</text:p>
          </table:table-cell>
          <table:table-cell table:style-name="ce36"/>
          <table:table-cell table:style-name="TL Data"/>
          <table:table-cell table:style-name="TL Data"/>
          <table:table-cell table:formula="of:=[.E129]+[.F129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29]+[.I129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q.</text:p>
          </table:table-cell>
          <table:table-cell ns41:value-type="string" table:style-name="TL RowHeader" office:value-type="string">
            <text:p>Tabakstrippers</text:p>
          </table:table-cell>
          <table:table-cell table:style-name="ce36"/>
          <table:table-cell table:style-name="TL Data"/>
          <table:table-cell table:style-name="TL Data"/>
          <table:table-cell table:formula="of:=[.E130]+[.F130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H130]+[.I130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q.</text:p>
          </table:table-cell>
          <table:table-cell ns41:value-type="string" table:style-name="TL RowHeader" office:value-type="string">
            <text:p>Bosjesma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31]+[.F13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31]+[.I131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q.</text:p>
          </table:table-cell>
          <table:table-cell ns41:value-type="string" table:style-name="TL RowHeader" office:value-type="string">
            <text:p>Plakkers</text:p>
          </table:table-cell>
          <table:table-cell table:style-name="ce3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E132]+[.F13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32]+[.I132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q.</text:p>
          </table:table-cell>
          <table:table-cell ns41:value-type="string" table:style-name="TL RowHeader" office:value-type="string">
            <text:p>Sigarenma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33]+[.F133]" ns41:value-type="float" table:style-name="TL Data" office:value-type="float" office:value="1">
            <office:annotation draw:style-name="gr1" svg:height="1.779cm" draw:caption-point-y="0.899cm" svg:width="3.961cm" svg:x="12.791cm" draw:caption-point-x="3.275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</text:p>
          </table:table-cell>
          <table:table-cell ns41:value-type="float" table:style-name="TL Data" office:value="12" office:value-type="float">
            <office:annotation draw:style-name="gr1" svg:height="1.779cm" draw:caption-point-y="0.899cm" svg:width="3.002cm" svg:x="15.054cm" draw:caption-point-x="2.751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table:style-name="TL Data"/>
          <table:table-cell table:formula="of:=[.H133]+[.I133]" ns41:value-type="float" table:style-name="TL Data" office:value-type="float" office:value="12">
            <office:annotation draw:style-name="gr1" svg:height="1.779cm" draw:caption-point-y="0.899cm" svg:width="4.371cm" svg:x="17.729cm" draw:caption-point-x="3.598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20:.E133])" ns41:value-type="float" table:style-name="TL Data" office:value-type="float" office:value="8">
            <text:p>8</text:p>
          </table:table-cell>
          <table:table-cell table:formula="of:=SUM([.F120:.F133])" ns41:value-type="float" table:style-name="TL Data" office:value-type="float" office:value="1">
            <text:p>1</text:p>
          </table:table-cell>
          <table:table-cell table:formula="of:=[.E134]+[.F134]" ns41:value-type="float" table:style-name="TL Data" office:value-type="float" office:value="9">
            <office:annotation draw:style-name="gr1" svg:height="2.712cm" draw:caption-point-y="1.364cm" svg:width="3.961cm" svg:x="12.791cm" draw:caption-point-x="3.275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</text:p>
          </table:table-cell>
          <table:table-cell table:formula="of:=SUM([.H120:.H133])" ns41:value-type="float" table:style-name="TL Data" office:value-type="float" office:value="34">
            <office:annotation draw:style-name="gr1" svg:height="2.712cm" draw:caption-point-y="1.364cm" svg:width="3.002cm" svg:x="15.054cm" draw:caption-point-x="2.751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4</text:p>
          </table:table-cell>
          <table:table-cell table:formula="of:=SUM([.I120:.I133])" ns41:value-type="float" table:style-name="TL Data" office:value-type="float" office:value="1">
            <text:p>1</text:p>
          </table:table-cell>
          <table:table-cell table:formula="of:=[.H134]+[.I134]" ns41:value-type="float" table:style-name="TL Data" office:value-type="float" office:value="35">
            <office:annotation draw:style-name="gr1" svg:height="2.712cm" draw:caption-point-y="1.364cm" svg:width="4.371cm" svg:x="17.729cm" draw:caption-point-x="3.598cm" svg:y="68.13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I-XVII. Totaal generaal</text:p>
          </table:table-cell>
          <table:table-cell table:style-name="ce36"/>
          <table:table-cell table:formula="of:=[.E134]+[.E119]+[.E108]+[.E102]+[.E98]+[.E94]+[.E87]+[.E84]+[.E80]+[.E77]+[.E61]+[.E38]+[.E41]+[.E27]+[.E21]+[.E12]" ns41:value-type="float" table:style-name="TL Data" office:value-type="float" office:value="224">
            <text:p>224</text:p>
          </table:table-cell>
          <table:table-cell table:formula="of:=[.F134]+[.F119]+[.F108]+[.F102]+[.F98]+[.F94]+[.F87]+[.F84]+[.F80]+[.F77]+[.F61]+[.F38]+[.F41]+[.F27]+[.F21]+[.F12]" ns41:value-type="float" table:style-name="TL Data" office:value-type="float" office:value="30">
            <text:p>30</text:p>
          </table:table-cell>
          <table:table-cell table:formula="of:=[.E135]+[.F135]" ns41:value-type="float" table:style-name="TL Data" office:value-type="float" office:value="254">
            <office:annotation draw:style-name="gr1" svg:height="2.033cm" draw:caption-point-y="0.644cm" svg:width="3.961cm" svg:x="12.791cm" draw:caption-point-x="3.275cm" svg:y="69.31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254</text:p>
          </table:table-cell>
          <table:table-cell table:formula="of:=[.H134]+[.H119]+[.H108]+[.H102]+[.H98]+[.H94]+[.H87]+[.H84]+[.H80]+[.H77]+[.H61]+[.H38]+[.H41]+[.H27]+[.H21]+[.H12]" ns41:value-type="float" table:style-name="TL Data" office:value-type="float" office:value="443">
            <office:annotation draw:style-name="gr1" svg:height="2.033cm" draw:caption-point-y="0.644cm" svg:width="3.002cm" svg:x="15.054cm" draw:caption-point-x="2.751cm" svg:y="69.31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443</text:p>
          </table:table-cell>
          <table:table-cell table:formula="of:=[.I134]+[.I119]+[.I108]+[.I102]+[.I98]+[.I94]+[.I87]+[.I84]+[.I80]+[.I77]+[.I61]+[.I38]+[.I41]+[.I27]+[.I21]+[.I12]" ns41:value-type="float" table:style-name="TL Data" office:value-type="float" office:value="116">
            <text:p>116</text:p>
          </table:table-cell>
          <table:table-cell table:formula="of:=[.H135]+[.I135]" ns41:value-type="float" table:style-name="TL Data" office:value-type="float" office:value="559">
            <office:annotation draw:style-name="gr1" svg:height="2.033cm" draw:caption-point-y="0.644cm" svg:width="4.371cm" svg:x="17.729cm" draw:caption-point-x="3.598cm" svg:y="69.316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55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4">
          <table:table-cell ns41:value-type="string" table:style-name="TL RowHeader" office:value-type="string">
            <text:p>Klasse XVII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Landbouwers</text:p>
          </table:table-cell>
          <table:table-cell table:style-name="ce3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" office:value-type="float">
            <text:p>10</text:p>
          </table:table-cell>
          <table:table-cell table:formula="of:=[.E136]+[.F136]" ns41:value-type="float" table:style-name="TL Data" office:value-type="float" office:value="52">
            <office:annotation draw:style-name="gr1" svg:height="2.649cm" draw:caption-point-y="0.645cm" svg:width="3.961cm" svg:x="12.791cm" draw:caption-point-x="3.275cm" svg:y="69.78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2</text:p>
          </table:table-cell>
          <table:table-cell ns41:value-type="float" table:style-name="TL Data" office:value="69" office:value-type="float">
            <office:annotation draw:style-name="gr1" svg:height="2.649cm" draw:caption-point-y="0.645cm" svg:width="3.002cm" svg:x="15.054cm" draw:caption-point-x="2.751cm" svg:y="69.78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69</text:p>
          </table:table-cell>
          <table:table-cell ns41:value-type="float" table:style-name="TL Data" office:value="6" office:value-type="float">
            <text:p>6</text:p>
          </table:table-cell>
          <table:table-cell table:formula="of:=[.H136]+[.I136]" ns41:value-type="float" table:style-name="TL Data" office:value-type="float" office:value="75">
            <office:annotation draw:style-name="gr1" svg:height="2.649cm" draw:caption-point-y="0.645cm" svg:width="4.371cm" svg:x="17.729cm" draw:caption-point-x="3.598cm" svg:y="69.78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7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Tabakplant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37]+[.F13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37]+[.I13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Veehoude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[.E138]+[.F138]" ns41:value-type="float" table:style-name="TL Data" office:value-type="float" office:value="5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formula="of:=[.H138]+[.I138]" ns41:value-type="float" table:style-name="TL Data" office:value-type="float" office:value="9">
            <text:p>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Bloemisten</text:p>
          </table:table-cell>
          <table:table-cell table:style-name="ce36"/>
          <table:table-cell table:style-name="TL Data"/>
          <table:table-cell table:style-name="TL Data"/>
          <table:table-cell table:formula="of:=[.E139]+[.F139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39]+[.I139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Warmoezi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40]+[.F140]" ns41:value-type="float" table:style-name="TL Data" office:value-type="float" office:value="1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H140]+[.I140]" ns41:value-type="float" table:style-name="TL Data" office:value-type="float" office:value="3">
            <text:p>3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Tuinlieden</text:p>
          </table:table-cell>
          <table:table-cell table:style-name="ce36"/>
          <table:table-cell table:style-name="TL Data"/>
          <table:table-cell table:style-name="TL Data"/>
          <table:table-cell table:formula="of:=[.E141]+[.F141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41]+[.I141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36:.E141])" ns41:value-type="float" table:style-name="TL Data" office:value-type="float" office:value="46">
            <text:p>46</text:p>
          </table:table-cell>
          <table:table-cell table:formula="of:=SUM([.F136:.F141])" ns41:value-type="float" table:style-name="TL Data" office:value-type="float" office:value="13">
            <text:p>13</text:p>
          </table:table-cell>
          <table:table-cell table:formula="of:=[.E142]+[.F142]" ns41:value-type="float" table:style-name="TL Data" office:value-type="float" office:value="59">
            <office:annotation draw:style-name="gr1" svg:height="1.63cm" draw:caption-point-y="1.64cm" svg:width="3.961cm" svg:x="12.791cm" draw:caption-point-x="3.275cm" svg:y="73.2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9</text:p>
          </table:table-cell>
          <table:table-cell table:formula="of:=SUM([.H136:.H141])" ns41:value-type="float" table:style-name="TL Data" office:value-type="float" office:value="82">
            <office:annotation draw:style-name="gr1" svg:height="1.63cm" draw:caption-point-y="1.64cm" svg:width="3.002cm" svg:x="15.054cm" draw:caption-point-x="2.751cm" svg:y="73.2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82</text:p>
          </table:table-cell>
          <table:table-cell table:formula="of:=SUM([.I136:.I141])" ns41:value-type="float" table:style-name="TL Data" office:value-type="float" office:value="9">
            <text:p>9</text:p>
          </table:table-cell>
          <table:table-cell table:formula="of:=[.H142]+[.I142]" ns41:value-type="float" table:style-name="TL Data" office:value-type="float" office:value="91">
            <office:annotation draw:style-name="gr1" svg:height="1.63cm" draw:caption-point-y="1.64cm" svg:width="4.371cm" svg:x="17.729cm" draw:caption-point-x="3.598cm" svg:y="73.21cm" draw:text-style-name="P1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ns41:value-type="string" table:style-name="TL RowHeader" office:value-type="string">
            <text:p>Klasse XIX</text:p>
          </table:table-cell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Riviervisschers</text:p>
          </table:table-cell>
          <table:table-cell table:style-name="ce36"/>
          <table:table-cell table:style-name="TL Data"/>
          <table:table-cell table:style-name="TL Data"/>
          <table:table-cell table:formula="of:=[.E143]+[.F143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43]+[.I143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2">
          <table:table-cell ns41:value-type="string" table:style-name="TL RowHeader" office:value-type="string">
            <text:p>Klasse XX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Handel in grondstoffen</text:p>
          </table:table-cell>
          <table:table-cell table:style-name="ce3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E144]+[.F144]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44]+[.I144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Handel in voorw. V. kleeding</text:p>
          </table:table-cell>
          <table:table-cell table:style-name="ce36"/>
          <table:table-cell table:style-name="TL Data"/>
          <table:table-cell table:style-name="TL Data"/>
          <table:table-cell table:formula="of:=[.E145]+[.F145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45]+[.I145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Handel in voorw. V. voeding en genotmiddelen</text:p>
          </table:table-cell>
          <table:table-cell table:style-name="ce3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formula="of:=[.E146]+[.F146]" ns41:value-type="float" table:style-name="TL Data" office:value-type="float" office:value="11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[.H146]+[.I146]" ns41:value-type="float" table:style-name="TL Data" office:value-type="float" office:value="5">
            <text:p>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Handel in papier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147]+[.F147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147]+[.I14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Handel in luxe artikelen</text:p>
          </table:table-cell>
          <table:table-cell table:style-name="ce36"/>
          <table:table-cell table:style-name="TL Data"/>
          <table:table-cell table:style-name="TL Data"/>
          <table:table-cell table:formula="of:=[.E148]+[.F148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48]+[.I14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h.</text:p>
          </table:table-cell>
          <table:table-cell ns41:value-type="string" table:style-name="TL RowHeader" office:value-type="string">
            <text:p>Handel in andere waren</text:p>
          </table:table-cell>
          <table:table-cell table:style-name="ce36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" office:value-type="float">
            <text:p>9</text:p>
          </table:table-cell>
          <table:table-cell table:formula="of:=[.E149]+[.F149]" ns41:value-type="float" table:style-name="TL Data" office:value-type="float" office:value="73">
            <text:p>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formula="of:=[.H149]+[.I149]" ns41:value-type="float" table:style-name="TL Data" office:value-type="float" office:value="25">
            <text:p>25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44:.E149])" ns41:value-type="float" table:style-name="TL Data" office:value-type="float" office:value="75">
            <text:p>75</text:p>
          </table:table-cell>
          <table:table-cell table:formula="of:=SUM([.F144:.F149])" ns41:value-type="float" table:style-name="TL Data" office:value-type="float" office:value="12">
            <text:p>12</text:p>
          </table:table-cell>
          <table:table-cell table:formula="of:=[.E150]+[.F150]" ns41:value-type="float" table:style-name="TL Data" office:value-type="float" office:value="87">
            <text:p>87</text:p>
          </table:table-cell>
          <table:table-cell table:formula="of:=SUM([.H144:.H149])" ns41:value-type="float" table:style-name="TL Data" office:value-type="float" office:value="29">
            <text:p>29</text:p>
          </table:table-cell>
          <table:table-cell table:formula="of:=SUM([.I144:.I149])" ns41:value-type="float" table:style-name="TL Data" office:value-type="float" office:value="5">
            <text:p>5</text:p>
          </table:table-cell>
          <table:table-cell table:formula="of:=[.H150]+[.I150]" ns41:value-type="float" table:style-name="TL Data" office:value-type="float" office:value="34">
            <text:p>3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ns41:value-type="string" table:style-name="TL RowHeader" office:value-type="string">
            <text:p>Klasse XX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Lijuwer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51]+[.F15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51]+[.I151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Scheepsvolk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52]+[.F15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52]+[.I152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Havenwer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53]+[.F153]" ns41:value-type="float" table:style-name="TL Data" office:value-type="float" office:value="1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H153]+[.I153]" ns41:value-type="float" table:style-name="TL Data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Bootwerkers</text:p>
          </table:table-cell>
          <table:table-cell table:style-name="ce36"/>
          <table:table-cell table:style-name="TL Data"/>
          <table:table-cell table:style-name="TL Data"/>
          <table:table-cell table:formula="of:=[.E154]+[.F154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54]+[.I154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d.</text:p>
          </table:table-cell>
          <table:table-cell ns41:value-type="string" table:style-name="TL RowHeader" office:value-type="string">
            <text:p>Voerlieden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55]+[.F15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55]+[.I155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Loopknechten</text:p>
          </table:table-cell>
          <table:table-cell table:style-name="ce36"/>
          <table:table-cell table:style-name="TL Data"/>
          <table:table-cell table:style-name="TL Data"/>
          <table:table-cell table:formula="of:=[.E156]+[.F156]" ns41:value-type="float" table:style-name="TL Data" office:value-type="float" office:value="0">
            <text:p>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H156]+[.I156]" ns41:value-type="float" table:style-name="TL Data" office:value-type="float" office:value="6">
            <text:p>6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Pakhuisknechten</text:p>
          </table:table-cell>
          <table:table-cell table:style-name="ce36"/>
          <table:table-cell table:style-name="TL Data"/>
          <table:table-cell table:style-name="TL Data"/>
          <table:table-cell table:formula="of:=[.E157]+[.F157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[.H157]+[.I157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Kruiers</text:p>
          </table:table-cell>
          <table:table-cell table:style-name="ce36"/>
          <table:table-cell table:style-name="TL Data"/>
          <table:table-cell table:style-name="TL Data"/>
          <table:table-cell table:formula="of:=[.E158]+[.F158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58]+[.I15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Sjouwerlieden</text:p>
          </table:table-cell>
          <table:table-cell table:style-name="ce36"/>
          <table:table-cell table:style-name="TL Data"/>
          <table:table-cell table:style-name="TL Data"/>
          <table:table-cell table:formula="of:=[.E159]+[.F159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59]+[.I159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Voerlieden</text:p>
          </table:table-cell>
          <table:table-cell table:style-name="ce36"/>
          <table:table-cell table:style-name="TL Data"/>
          <table:table-cell table:style-name="TL Data"/>
          <table:table-cell table:formula="of:=[.E160]+[.F160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60]+[.I160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Logementhouders</text:p>
          </table:table-cell>
          <table:table-cell table:style-name="ce36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E161]+[.F16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61]+[.I161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Caféhouders</text:p>
          </table:table-cell>
          <table:table-cell table:style-name="ce36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E162]+[.F162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H162]+[.I162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Buffetchef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63]+[.F16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63]+[.I163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Kamerverhuurd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64]+[.F164]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H164]+[.I164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Pensionhouders</text:p>
          </table:table-cell>
          <table:table-cell table:style-name="ce36"/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E165]+[.F165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165]+[.I165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i.</text:p>
          </table:table-cell>
          <table:table-cell ns41:value-type="string" table:style-name="TL RowHeader" office:value-type="string">
            <text:p>Bedienaars van begrafenissen</text:p>
          </table:table-cell>
          <table:table-cell table:style-name="ce36"/>
          <table:table-cell table:style-name="TL Data"/>
          <table:table-cell table:style-name="TL Data"/>
          <table:table-cell table:formula="of:=[.E166]+[.F166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66]+[.I166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k.</text:p>
          </table:table-cell>
          <table:table-cell ns41:value-type="string" table:style-name="TL RowHeader" office:value-type="string">
            <text:p>Omroepe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167]+[.F167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167]+[.I16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51:.E167])" ns41:value-type="float" table:style-name="TL Data" office:value-type="float" office:value="13">
            <text:p>13</text:p>
          </table:table-cell>
          <table:table-cell table:formula="of:=SUM([.F151:.F167])" ns41:value-type="float" table:style-name="TL Data" office:value-type="float" office:value="3">
            <text:p>3</text:p>
          </table:table-cell>
          <table:table-cell table:formula="of:=[.E168]+[.F168]" ns41:value-type="float" table:style-name="TL Data" office:value-type="float" office:value="16">
            <text:p>16</text:p>
          </table:table-cell>
          <table:table-cell table:formula="of:=SUM([.H151:.H167])" ns41:value-type="float" table:style-name="TL Data" office:value-type="float" office:value="18">
            <text:p>18</text:p>
          </table:table-cell>
          <table:table-cell table:formula="of:=SUM([.I151:.I167])" ns41:value-type="float" table:style-name="TL Data" office:value-type="float" office:value="2">
            <text:p>2</text:p>
          </table:table-cell>
          <table:table-cell table:formula="of:=[.H168]+[.I168]" ns41:value-type="float" table:style-name="TL Data" office:value-type="float" office:value="20">
            <text:p>2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4">
          <table:table-cell ns41:value-type="string" table:style-name="TL RowHeader" office:value-type="string">
            <text:p>Klasse XXIII</text:p>
          </table:table-cell>
          <table:table-cell ns41:value-type="string" table:style-name="TL RowHeader" office:value-type="string">
            <text:p>b.</text:p>
          </table:table-cell>
          <table:table-cell ns41:value-type="string" table:style-name="TL RowHeader" office:value-type="string">
            <text:p>Directeur <text:s/>begrafenisfond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69]+[.F169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69]+[.I169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XX-XXIII. Totaal generaal</text:p>
          </table:table-cell>
          <table:table-cell table:style-name="ce36"/>
          <table:table-cell table:formula="of:=SUM([.E168]+[.E169]+[.E150])" ns41:value-type="float" table:style-name="TL Data" office:value-type="float" office:value="89">
            <text:p>89</text:p>
          </table:table-cell>
          <table:table-cell table:formula="of:=SUM([.F168]+[.F169]+[.F150])" ns41:value-type="float" table:style-name="TL Data" office:value-type="float" office:value="15">
            <text:p>15</text:p>
          </table:table-cell>
          <table:table-cell table:formula="of:=[.E170]+[.F170]" ns41:value-type="float" table:style-name="TL Data" office:value-type="float" office:value="104">
            <text:p>104</text:p>
          </table:table-cell>
          <table:table-cell table:formula="of:=SUM([.H168]+[.H169]+[.H150])" ns41:value-type="float" table:style-name="TL Data" office:value-type="float" office:value="47">
            <text:p>47</text:p>
          </table:table-cell>
          <table:table-cell table:formula="of:=SUM([.I168]+[.I169]+[.I150])" ns41:value-type="float" table:style-name="TL Data" office:value-type="float" office:value="7">
            <text:p>7</text:p>
          </table:table-cell>
          <table:table-cell table:formula="of:=[.H170]+[.I170]" ns41:value-type="float" table:style-name="TL Data" office:value-type="float" office:value="54">
            <text:p>5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5">
          <table:table-cell ns41:value-type="string" table:style-name="TL RowHeader" office:value-type="string">
            <text:p>Klasse XXIV</text:p>
          </table:table-cell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Teekenaars</text:p>
          </table:table-cell>
          <table:table-cell table:style-name="ce36"/>
          <table:table-cell table:style-name="TL Data"/>
          <table:table-cell table:style-name="TL Data"/>
          <table:table-cell table:formula="of:=[.E171]+[.F171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71]+[.I171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f.</text:p>
          </table:table-cell>
          <table:table-cell ns41:value-type="string" table:style-name="TL RowHeader" office:value-type="string">
            <text:p>Kunstschilders</text:p>
          </table:table-cell>
          <table:table-cell table:style-name="ce36"/>
          <table:table-cell table:style-name="TL Data"/>
          <table:table-cell table:style-name="TL Data"/>
          <table:table-cell table:formula="of:=[.E172]+[.F172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172]+[.I172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Toonkunstenaa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73]+[.F17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73]+[.I173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Muzikanten</text:p>
          </table:table-cell>
          <table:table-cell table:style-name="ce36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E174]+[.F174]" ns41:value-type="float" table:style-name="TL Data" office:value-type="float" office:value="8">
            <text:p>8</text:p>
          </table:table-cell>
          <table:table-cell table:style-name="TL Data" table:number-columns-repeated="2"/>
          <table:table-cell table:formula="of:=[.H174]+[.I174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Pianisten</text:p>
          </table:table-cell>
          <table:table-cell table:style-name="ce36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E175]+[.F175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H175]+[.I175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k.</text:p>
          </table:table-cell>
          <table:table-cell ns41:value-type="string" table:style-name="TL RowHeader" office:value-type="string">
            <text:p>Kermisreizig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76]+[.F17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76]+[.I176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k.</text:p>
          </table:table-cell>
          <table:table-cell ns41:value-type="string" table:style-name="TL RowHeader" office:value-type="string">
            <text:p>Orgeldraaie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177]+[.F177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177]+[.I17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q.</text:p>
          </table:table-cell>
          <table:table-cell ns41:value-type="string" table:style-name="TL RowHeader" office:value-type="string">
            <text:p>Kantoorbedienden</text:p>
          </table:table-cell>
          <table:table-cell table:style-name="ce36"/>
          <table:table-cell table:style-name="TL Data"/>
          <table:table-cell table:style-name="TL Data"/>
          <table:table-cell table:formula="of:=[.E178]+[.F178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78]+[.I178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ns41:value-type="string" table:style-name="TL RowHeader" office:value-type="string">
            <text:p>q.</text:p>
          </table:table-cell>
          <table:table-cell ns41:value-type="string" table:style-name="TL RowHeader" office:value-type="string">
            <text:p>Klerken</text:p>
          </table:table-cell>
          <table:table-cell table:style-name="ce36"/>
          <table:table-cell table:style-name="TL Data"/>
          <table:table-cell table:style-name="TL Data"/>
          <table:table-cell table:formula="of:=[.E179]+[.F179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79]+[.I179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71:.E179])" ns41:value-type="float" table:style-name="TL Data" office:value-type="float" office:value="15">
            <text:p>15</text:p>
          </table:table-cell>
          <table:table-cell table:formula="of:=SUM([.F171:.F179])" ns41:value-type="float" table:style-name="TL Data" office:value-type="float" office:value="0">
            <text:p>0</text:p>
          </table:table-cell>
          <table:table-cell table:formula="of:=[.E180]+[.F180]" ns41:value-type="float" table:style-name="TL Data" office:value-type="float" office:value="15">
            <text:p>15</text:p>
          </table:table-cell>
          <table:table-cell table:formula="of:=SUM([.H171:.H179])" ns41:value-type="float" table:style-name="TL Data" office:value-type="float" office:value="6">
            <text:p>6</text:p>
          </table:table-cell>
          <table:table-cell table:formula="of:=SUM([.I171:.I179])" ns41:value-type="float" table:style-name="TL Data" office:value-type="float" office:value="0">
            <text:p>0</text:p>
          </table:table-cell>
          <table:table-cell table:formula="of:=[.H180]+[.I180]" ns41:value-type="float" table:style-name="TL Data" office:value-type="float" office:value="6">
            <text:p>6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6">
          <table:table-cell ns41:value-type="string" table:style-name="TL RowHeader" office:value-type="string">
            <text:p>Klasse XXV</text:p>
          </table:table-cell>
          <table:table-cell table:style-name="TL RowHeader"/>
          <table:table-cell ns41:value-type="string" table:style-name="TL RowHeader" office:value-type="string">
            <text:p>Leeraar wiskunde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81]+[.F18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81]+[.I181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Leeraar bijzonder onderwij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82]+[.F18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82]+[.I182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Muziekonderwijzers</text:p>
          </table:table-cell>
          <table:table-cell table:style-name="ce3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formula="of:=[.E183]+[.F183]" ns41:value-type="float" table:style-name="TL Data" office:value-type="float" office:value="11">
            <text:p>11</text:p>
          </table:table-cell>
          <table:table-cell table:style-name="TL Data" table:number-columns-repeated="2"/>
          <table:table-cell table:formula="of:=[.H183]+[.I183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[.E181]+[.E182]+[.E183]" ns41:value-type="float" table:style-name="TL Data" office:value-type="float" office:value="12">
            <text:p>12</text:p>
          </table:table-cell>
          <table:table-cell table:formula="of:=[.F181]+[.F182]+[.F183]" ns41:value-type="float" table:style-name="TL Data" office:value-type="float" office:value="1">
            <text:p>1</text:p>
          </table:table-cell>
          <table:table-cell table:formula="of:=[.E184]+[.F184]" ns41:value-type="float" table:style-name="TL Data" office:value-type="float" office:value="13">
            <text:p>13</text:p>
          </table:table-cell>
          <table:table-cell table:formula="of:=[.H181]+[.H182]+[.H183]" ns41:value-type="float" table:style-name="TL Data" office:value-type="float" office:value="0">
            <text:p>0</text:p>
          </table:table-cell>
          <table:table-cell table:formula="of:=[.I181]+[.I182]+[.I183]" ns41:value-type="float" table:style-name="TL Data" office:value-type="float" office:value="0">
            <text:p>0</text:p>
          </table:table-cell>
          <table:table-cell table:formula="of:=[.H184]+[.I184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5">
          <table:table-cell ns41:value-type="string" table:style-name="TL RowHeader" office:value-type="string">
            <text:p>Klasse XXVI</text:p>
          </table:table-cell>
          <table:table-cell table:style-name="TL RowHeader"/>
          <table:table-cell ns41:value-type="string" table:style-name="TL RowHeader" office:value-type="string">
            <text:p>Collectant blindeninrichting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185]+[.F185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185]+[.I185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Depothouder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86]+[.F18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86]+[.I186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Gestichtsarbeiders</text:p>
          </table:table-cell>
          <table:table-cell table:style-name="ce3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table:formula="of:=[.E187]+[.F187]" ns41:value-type="float" table:style-name="TL Data" office:value-type="float" office:value="31">
            <text:p>31</text:p>
          </table:table-cell>
          <table:table-cell table:style-name="TL Data" table:number-columns-repeated="2"/>
          <table:table-cell table:formula="of:=[.H187]+[.I18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Porti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88]+[.F18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88]+[.I188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Verplegers</text:p>
          </table:table-cell>
          <table:table-cell table:style-name="ce36"/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E189]+[.F189]" ns41:value-type="float" table:style-name="TL Data" office:value-type="float" office:value="2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189]+[.I189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85:.E189])" ns41:value-type="float" table:style-name="TL Data" office:value-type="float" office:value="25">
            <text:p>25</text:p>
          </table:table-cell>
          <table:table-cell table:formula="of:=SUM([.F185:.F189])" ns41:value-type="float" table:style-name="TL Data" office:value-type="float" office:value="12">
            <text:p>12</text:p>
          </table:table-cell>
          <table:table-cell table:formula="of:=[.E190]+[.F190]" ns41:value-type="float" table:style-name="TL Data" office:value-type="float" office:value="37">
            <text:p>37</text:p>
          </table:table-cell>
          <table:table-cell table:formula="of:=SUM([.H185:.H189])" ns41:value-type="float" table:style-name="TL Data" office:value-type="float" office:value="1">
            <text:p>1</text:p>
          </table:table-cell>
          <table:table-cell table:formula="of:=SUM([.I185:.I189])" ns41:value-type="float" table:style-name="TL Data" office:value-type="float" office:value="0">
            <text:p>0</text:p>
          </table:table-cell>
          <table:table-cell table:formula="of:=[.H190]+[.I190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7">
          <table:table-cell ns41:value-type="string" table:style-name="TL RowHeader" office:value-type="string">
            <text:p>Klasse XXVII</text:p>
          </table:table-cell>
          <table:table-cell table:style-name="TL RowHeader"/>
          <table:table-cell ns41:value-type="string" table:style-name="TL RowHeader" office:value-type="string">
            <text:p>Dienstboden</text:p>
          </table:table-cell>
          <table:table-cell table:style-name="ce36"/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E191]+[.F191]" ns41:value-type="float" table:style-name="TL Data" office:value-type="float" office:value="4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table:formula="of:=[.H191]+[.I191]" ns41:value-type="float" table:style-name="TL Data" office:value-type="float" office:value="24">
            <text:p>2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Huishoudesters</text:p>
          </table:table-cell>
          <table:table-cell table:style-name="ce36"/>
          <table:table-cell table:style-name="TL Data"/>
          <table:table-cell table:style-name="TL Data"/>
          <table:table-cell table:formula="of:=[.E192]+[.F192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H192]+[.I192]" ns41:value-type="float" table:style-name="TL Data" office:value-type="float" office:value="4">
            <text:p>4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Werkmeiden</text:p>
          </table:table-cell>
          <table:table-cell table:style-name="ce36"/>
          <table:table-cell table:style-name="TL Data"/>
          <table:table-cell table:style-name="TL Data"/>
          <table:table-cell table:formula="of:=[.E193]+[.F193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formula="of:=[.H193]+[.I193]" ns41:value-type="float" table:style-name="TL Data" office:value-type="float" office:value="9">
            <text:p>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91:.E193])" ns41:value-type="float" table:style-name="TL Data" office:value-type="float" office:value="0">
            <text:p>0</text:p>
          </table:table-cell>
          <table:table-cell table:formula="of:=SUM([.F191:.F193])" ns41:value-type="float" table:style-name="TL Data" office:value-type="float" office:value="4">
            <text:p>4</text:p>
          </table:table-cell>
          <table:table-cell table:formula="of:=[.E194]+[.F194]" ns41:value-type="float" table:style-name="TL Data" office:value-type="float" office:value="4">
            <text:p>4</text:p>
          </table:table-cell>
          <table:table-cell table:formula="of:=SUM([.H191:.H193])" ns41:value-type="float" table:style-name="TL Data" office:value-type="float" office:value="4">
            <text:p>4</text:p>
          </table:table-cell>
          <table:table-cell table:formula="of:=SUM([.I191:.I193])" ns41:value-type="float" table:style-name="TL Data" office:value-type="float" office:value="33">
            <text:p>33</text:p>
          </table:table-cell>
          <table:table-cell table:formula="of:=SUM([.J191:.J193])" ns41:value-type="float" table:style-name="TL Data" office:value-type="float" office:value="37">
            <text:p>37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table:style-name="ce74"/>
          <table:table-cell ns41:value-type="float" table:style-name="ce87" office:value="921" office:value-type="float">
            <text:p>921</text:p>
          </table:table-cell>
          <table:table-cell table:style-name="ce87"/>
          <table:table-cell ns41:value-type="float" table:style-name="ce96" office:value="240223" office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8">
          <table:table-cell ns41:value-type="string" table:style-name="TL RowHeader" office:value-type="string">
            <text:p>Klasse XXVIII</text:p>
          </table:table-cell>
          <table:table-cell table:style-name="TL RowHeader"/>
          <table:table-cell ns41:value-type="string" table:style-name="TL RowHeader" office:value-type="string">
            <text:p>Losse werklieden</text:p>
          </table:table-cell>
          <table:table-cell table:style-name="ce36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E195]+[.F195]" ns41:value-type="float" table:style-name="TL Data" office:value-type="float" office:value="6">
            <text:p>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formula="of:=[.H195]+[.I195]" ns41:value-type="float" table:style-name="TL Data" office:value-type="float" office:value="22">
            <text:p>2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5">
          <table:table-cell ns41:value-type="string" table:style-name="TL RowHeader" office:value-type="string">
            <text:p>Klasse XXIX</text:p>
          </table:table-cell>
          <table:table-cell ns41:value-type="string" table:style-name="TL RowHeader" office:value-type="string">
            <text:p>k.</text:p>
          </table:table-cell>
          <table:table-cell ns41:value-type="string" table:style-name="TL RowHeader" office:value-type="string">
            <text:p>Collecteur staatsloterij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96]+[.F19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96]+[.I196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5">
          <table:table-cell ns41:value-type="string" table:style-name="TL RowHeader" office:value-type="string">
            <text:p>Klasse XXXI</text:p>
          </table:table-cell>
          <table:table-cell ns41:value-type="string" table:style-name="TL RowHeader" office:value-type="string">
            <text:p>g.</text:p>
          </table:table-cell>
          <table:table-cell ns41:value-type="string" table:style-name="TL RowHeader" office:value-type="string">
            <text:p>Lantaarnopstekers</text:p>
          </table:table-cell>
          <table:table-cell table:style-name="ce3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E197]+[.F19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H197]+[.I19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XXIX-XXXII. Totaal generaal</text:p>
          </table:table-cell>
          <table:table-cell table:style-name="ce36"/>
          <table:table-cell table:formula="of:=[.E196]+[.E197]" ns41:value-type="float" table:style-name="TL Data" office:value-type="float" office:value="2">
            <text:p>2</text:p>
          </table:table-cell>
          <table:table-cell table:formula="of:=[.F196]+[.F197]" ns41:value-type="float" table:style-name="TL Data" office:value-type="float" office:value="0">
            <text:p>0</text:p>
          </table:table-cell>
          <table:table-cell table:formula="of:=[.G196]+[.G197]" ns41:value-type="float" table:style-name="TL Data" office:value-type="float" office:value="2">
            <text:p>2</text:p>
          </table:table-cell>
          <table:table-cell table:formula="of:=[.H196]+[.H197]" ns41:value-type="float" table:style-name="TL Data" office:value-type="float" office:value="0">
            <text:p>0</text:p>
          </table:table-cell>
          <table:table-cell table:formula="of:=[.I196]+[.I197]" ns41:value-type="float" table:style-name="TL Data" office:value-type="float" office:value="0">
            <text:p>0</text:p>
          </table:table-cell>
          <table:table-cell table:formula="of:=[.J196]+[.J197]" ns41:value-type="float" table:style-name="TL Data" office:value-type="float" office:value="0">
            <text:p>0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80" office:value="922" office:value-type="float">
            <text:p>922</text:p>
          </table:table-cell>
          <table:table-cell table:style-name="ce88" table:number-columns-repeated="2"/>
          <table:table-cell ns41:value-type="float" table:style-name="ce99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ns41:value-type="string" table:number-rows-spanned="6" table:style-name="TL RowHeader" table:number-columns-spanned="1" office:value-type="string">
            <text:p>Klasse XXXIII</text:p>
          </table:table-cell>
          <table:table-cell ns41:value-type="string" table:style-name="TL RowHeader" office:value-type="string">
            <text:p>a.</text:p>
          </table:table-cell>
          <table:table-cell ns41:value-type="string" table:style-name="TL RowHeader" office:value-type="string">
            <text:p>Pastoors</text:p>
          </table:table-cell>
          <table:table-cell table:style-name="ce3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E199]+[.F199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H199]+[.I199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Kloosterbroeders</text:p>
          </table:table-cell>
          <table:table-cell table:style-name="ce36"/>
          <table:table-cell table:style-name="TL Data"/>
          <table:table-cell table:style-name="TL Data"/>
          <table:table-cell table:formula="of:=[.E200]+[.F200]" ns41:value-type="float" table:style-name="TL Data" office:value-type="float" office:value="0">
            <text:p>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200]+[.I200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Kloosterzusters</text:p>
          </table:table-cell>
          <table:table-cell table:style-name="ce36"/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E201]+[.F201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H201]+[.I201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Klokkenluiders</text:p>
          </table:table-cell>
          <table:table-cell table:style-name="ce36"/>
          <table:table-cell table:style-name="TL Data"/>
          <table:table-cell table:style-name="TL Data"/>
          <table:table-cell table:formula="of:=[.E202]+[.F202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H202]+[.I202]" ns41:value-type="float" table:style-name="TL Data" office:value-type="float" office:value="1">
            <text:p>1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ns41:value-type="string" table:style-name="TL RowHeader" office:value-type="string">
            <text:p>c.</text:p>
          </table:table-cell>
          <table:table-cell ns41:value-type="string" table:style-name="TL RowHeader" office:value-type="string">
            <text:p>Organisten</text:p>
          </table:table-cell>
          <table:table-cell table:style-name="ce36"/>
          <table:table-cell ns41:value-type="float" table:style-name="TL Data" office:value="13" office:value-type="float">
            <text:p>13</text:p>
          </table:table-cell>
          <table:table-cell table:style-name="TL Data"/>
          <table:table-cell table:formula="of:=[.E203]+[.F203]" ns41:value-type="float" table:style-name="TL Data" office:value-type="float" office:value="13">
            <text:p>13</text:p>
          </table:table-cell>
          <table:table-cell table:style-name="TL Data" table:number-columns-repeated="2"/>
          <table:table-cell table:formula="of:=[.H203]+[.I203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TL RowHeader"/>
          <table:table-cell ns41:value-type="string" table:style-name="TL RowHeader" office:value-type="string">
            <text:p>Totaal</text:p>
          </table:table-cell>
          <table:table-cell table:style-name="ce36"/>
          <table:table-cell table:formula="of:=SUM([.E199:.E203])" ns41:value-type="float" table:style-name="TL Data" office:value-type="float" office:value="15">
            <text:p>15</text:p>
          </table:table-cell>
          <table:table-cell table:formula="of:=SUM([.F199:.F203])" ns41:value-type="float" table:style-name="TL Data" office:value-type="float" office:value="3">
            <text:p>3</text:p>
          </table:table-cell>
          <table:table-cell table:formula="of:=[.E204]+[.F204]" ns41:value-type="float" table:style-name="TL Data" office:value-type="float" office:value="18">
            <text:p>18</text:p>
          </table:table-cell>
          <table:table-cell table:formula="of:=SUM([.H199:.H203])" ns41:value-type="float" table:style-name="TL Data" office:value-type="float" office:value="3">
            <text:p>3</text:p>
          </table:table-cell>
          <table:table-cell table:style-name="TL Data"/>
          <table:table-cell table:formula="of:=[.H204]+[.I204]" ns41:value-type="float" table:style-name="TL Data" office:value-type="float" office:value="3">
            <text:p>3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80" office:value="922" office:value-type="float">
            <text:p>922</text:p>
          </table:table-cell>
          <table:table-cell table:style-name="ce88" table:number-columns-repeated="2"/>
          <table:table-cell ns41:value-type="float" table:style-name="ce99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TL RowHeader"/>
          <table:table-cell table:style-name="TL RowHeader"/>
          <table:table-cell ns41:value-type="string" table:style-name="TL RowHeader" office:value-type="string">
            <text:p>XXIV-XXXIII (excl. XXVIII) Totaal Generaal</text:p>
          </table:table-cell>
          <table:table-cell table:style-name="ce36"/>
          <table:table-cell table:formula="of:=[.E204]+[.E194]+[.E190]+[.E184]+[.E180]" ns41:value-type="float" table:style-name="TL Data" office:value-type="float" office:value="67">
            <text:p>67</text:p>
          </table:table-cell>
          <table:table-cell table:formula="of:=[.F204]+[.F194]+[.F190]+[.F184]+[.F180]" ns41:value-type="float" table:style-name="TL Data" office:value-type="float" office:value="20">
            <text:p>20</text:p>
          </table:table-cell>
          <table:table-cell table:formula="of:=[.G204]+[.G194]+[.G190]+[.G184]+[.G180]" ns41:value-type="float" table:style-name="TL Data" office:value-type="float" office:value="87">
            <text:p>87</text:p>
          </table:table-cell>
          <table:table-cell table:formula="of:=[.H204]+[.H194]+[.H190]+[.H184]+[.H180]" ns41:value-type="float" table:style-name="TL Data" office:value-type="float" office:value="14">
            <text:p>14</text:p>
          </table:table-cell>
          <table:table-cell table:formula="of:=[.I204]+[.I194]+[.I190]+[.I184]+[.I180]" ns41:value-type="float" table:style-name="TL Data" office:value-type="float" office:value="33">
            <text:p>33</text:p>
          </table:table-cell>
          <table:table-cell table:formula="of:=[.J204]+[.J194]+[.J190]+[.J184]+[.J180]" ns41:value-type="float" table:style-name="TL Data" office:value-type="float" office:value="47">
            <text:p>47</text:p>
          </table:table-cell>
          <table:table-cell ns41:value-type="string" table:style-name="ce67" office:value-type="string">
            <text:p>BT</text:p>
          </table:table-cell>
          <table:table-cell ns41:value-type="string" table:style-name="ce75" office:value-type="string">
            <text:p>BT_1909_01_T1</text:p>
          </table:table-cell>
          <table:table-cell ns41:value-type="float" table:style-name="ce80" office:value="922" office:value-type="float">
            <text:p>922</text:p>
          </table:table-cell>
          <table:table-cell table:style-name="ce88" table:number-columns-repeated="2"/>
          <table:table-cell ns41:value-type="float" table:style-name="ce99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19">
          <table:table-cell ns41:value-type="string" table:style-name="TL RowHeader" office:value-type="string">
            <text:p>Klasse XXXIV</text:p>
          </table:table-cell>
          <table:table-cell table:style-name="TL RowHeader"/>
          <table:table-cell ns41:value-type="string" table:style-name="TL RowHeader" office:value-type="string">
            <text:p>Gepensioneerden</text:p>
          </table:table-cell>
          <table:table-cell table:style-name="ce3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formula="of:=[.E206]+[.F206]" ns41:value-type="float" table:style-name="TL Data" office:value-type="float" office:value="33">
            <text:p>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H206]+[.I206]" ns41:value-type="float" table:style-name="TL Data" office:value-type="float" office:value="2">
            <text:p>2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20">
          <table:table-cell ns41:value-type="string" table:style-name="TL RowHeader" office:value-type="string">
            <text:p>Klasse XXXV</text:p>
          </table:table-cell>
          <table:table-cell table:style-name="TL RowHeader"/>
          <table:table-cell ns41:value-type="string" table:style-name="TL RowHeader" office:value-type="string">
            <text:p>Beroep onbekend</text:p>
          </table:table-cell>
          <table:table-cell table:style-name="ce3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[.E207]+[.F207]" ns41:value-type="float" table:style-name="TL Data" office:value-type="float" office:value="6">
            <text:p>6</text:p>
          </table:table-cell>
          <table:table-cell table:style-name="TL Data" table:number-columns-repeated="2"/>
          <table:table-cell table:formula="of:=[.H207]+[.I207]" ns41:value-type="float" table:style-name="TL Data" office:value-type="float" office:value="0">
            <text:p>0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9">
          <table:table-cell ns41:value-type="string" table:style-name="TL RowHeader" office:value-type="string">
            <text:p>Klasse XXXVI</text:p>
          </table:table-cell>
          <table:table-cell table:style-name="TL RowHeader"/>
          <table:table-cell ns41:value-type="string" table:style-name="TL RowHeader" office:value-type="string">
            <text:p>Zonder beroep</text:p>
          </table:table-cell>
          <table:table-cell table:style-name="ce36"/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280" office:value-type="float">
            <text:p>1280</text:p>
          </table:table-cell>
          <table:table-cell table:formula="of:=[.E208]+[.F208]" ns41:value-type="float" table:style-name="TL Data" office:value-type="float" office:value="2159">
            <text:p>215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912" office:value-type="float">
            <text:p>912</text:p>
          </table:table-cell>
          <table:table-cell table:formula="of:=[.H208]+[.I208]" ns41:value-type="float" table:style-name="TL Data" office:value-type="float" office:value="1529">
            <text:p>1529</text:p>
          </table:table-cell>
          <table:table-cell ns41:value-type="string" table:style-name="ce66" office:value-type="string">
            <text:p>BT</text:p>
          </table:table-cell>
          <table:table-cell ns41:value-type="string" table:style-name="ce74" office:value-type="string">
            <text:p>BT_1909_01_T1</text:p>
          </table:table-cell>
          <table:table-cell ns41:value-type="float" table:style-name="ce79" office:value="922" office:value-type="float">
            <text:p>922</text:p>
          </table:table-cell>
          <table:table-cell table:style-name="ce87" table:number-columns-repeated="2"/>
          <table:table-cell ns41:value-type="float" table:style-name="ce98" office:value="240224" office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21">
          <table:table-cell table:style-name="TL RowHeader"/>
          <table:table-cell table:style-name="TL RowHeader"/>
          <table:table-cell ns41:value-type="string" table:style-name="TL RowHeader" office:value-type="string">
            <text:p>I-XXXVI. Totaal generaal</text:p>
          </table:table-cell>
          <table:table-cell table:style-name="ce36"/>
          <table:table-cell table:formula="of:=[.E204]+[.E194]+[.E190]+[.E184]+[.E180]+[.E168]+[.E150]+[.E142]+[.E135]" ns41:value-type="float" table:style-name="TL Data" office:value-type="float" office:value="425">
            <text:p>425</text:p>
          </table:table-cell>
          <table:table-cell ns41:value-type="float" table:style-name="TL Data" office:value="1361" office:value-type="float">
            <text:p>1361</text:p>
          </table:table-cell>
          <table:table-cell table:formula="of:=[.E209]+[.F209]" ns41:value-type="float" table:style-name="TL Data" office:value-type="float" office:value="1786">
            <text:p>1786</text:p>
          </table:table-cell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077" office:value-type="float">
            <text:p>1077</text:p>
          </table:table-cell>
          <table:table-cell table:formula="of:=[.H209]+[.I209]" ns41:value-type="float" table:style-name="TL Data" office:value-type="float" office:value="2305">
            <text:p>2305</text:p>
          </table:table-cell>
          <table:table-cell ns41:value-type="string" table:style-name="ce68" office:value-type="string">
            <text:p>BT</text:p>
          </table:table-cell>
          <table:table-cell ns41:value-type="string" table:style-name="ce76" office:value-type="string">
            <text:p>BT_1909_01_T1</text:p>
          </table:table-cell>
          <table:table-cell ns41:value-type="float" table:style-name="ce81" office:value="922" office:value-type="float">
            <text:p>922</text:p>
          </table:table-cell>
          <table:table-cell table:style-name="ce89" table:number-columns-repeated="2"/>
          <table:table-cell ns41:value-type="float" table:style-name="ce100" office:value="240224" office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21">
          <table:table-cell table:number-columns-repeated="10"/>
          <table:table-cell table:style-name="ce69"/>
          <table:table-cell table:style-name="ce74"/>
          <table:table-cell table:number-columns-repeated="1012"/>
        </table:table-row>
        <table:table-row table:style-name="ro6" table:number-rows-repeated="1356">
          <table:table-cell table:number-columns-repeated="10"/>
          <table:table-cell table:style-name="ce69"/>
          <table:table-cell table:style-name="ce74"/>
          <table:table-cell table:number-columns-repeated="1012"/>
        </table:table-row>
        <table:table-row table:style-name="ro6" table:number-rows-repeated="10470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Rolf&amp;Yamit</meta:initial-creator>
    <meta:creation-date>2004-04-20T11:52:38</meta:creation-date>
    <dc:creator>Yamit</dc:creator>
    <dc:date>2004-11-09T17:49:58</dc:date>
    <meta:document-statistic meta:object-count="0" meta:cell-count="1974" meta:table-count="1"/>
    <meta:generator>ODFPY/1.3.0dev</meta:generator>
  </office:meta>
</office:document-meta>
</file>